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6.3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12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4.45mm"/>
    </style:style>
    <style:style style:name="co7" style:family="table-column">
      <style:table-column-properties fo:break-before="auto" style:column-width="30.34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22.79mm"/>
    </style:style>
    <style:style style:name="co10" style:family="table-column">
      <style:table-column-properties fo:break-before="auto" style:column-width="22.68mm"/>
    </style:style>
    <style:style style:name="co11" style:family="table-column">
      <style:table-column-properties fo:break-before="auto" style:column-width="17.59mm"/>
    </style:style>
    <style:style style:name="co12" style:family="table-column">
      <style:table-column-properties fo:break-before="auto" style:column-width="30.57mm"/>
    </style:style>
    <style:style style:name="co13" style:family="table-column">
      <style:table-column-properties fo:break-before="auto" style:column-width="28.4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20001" number:language="en" number:country="US">
      <number:number number: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0001">
      <style:table-cell-properties fo:border-bottom="none" fo:border-left="none" fo:padding="0.71mm" fo:border-right="1.5pt dotted #000000" fo:border-top="none"/>
    </style:style>
    <style:style style:name="ce3" style:family="table-cell" style:parent-style-name="Default" style:data-style-name="N20001">
      <style:table-cell-properties fo:border-bottom="1.5pt double-thin #000000" style:border-line-width-bottom="0.18mm 0.18mm 0.18mm" fo:border-left="none" fo:padding="0.71mm" fo:border-right="1.5pt dotted #000000" fo:border-top="none"/>
    </style:style>
    <style:style style:name="ce4" style:family="table-cell" style:parent-style-name="Default" style:data-style-name="N20001">
      <style:table-cell-properties fo:border-bottom="none" style:diagonal-bl-tr="none" style:diagonal-tl-br="none" fo:border-left="none" fo:padding="0.71mm" fo:border-right="1.5pt dotted #000000" style:rotation-align="none" fo:border-top="2.49pt double-thin #000000" style:border-line-width-top="0.18mm 0.53mm 0.18mm"/>
    </style:style>
    <style:style style:name="ce5" style:family="table-cell" style:parent-style-name="Default" style:data-style-name="N20001">
      <style:table-cell-properties fo:background-color="#ffff00" fo:padding="0.71mm"/>
    </style:style>
    <style:style style:name="ce6" style:family="table-cell" style:parent-style-name="Default" style:data-style-name="N20001">
      <style:table-cell-properties fo:padding="0.71mm"/>
    </style:style>
    <style:style style:name="ce7" style:family="table-cell" style:parent-style-name="Default" style:data-style-name="N20001">
      <style:table-cell-properties fo:border-bottom="1.5pt double-thin #000000" style:border-line-width-bottom="0.18mm 0.18mm 0.18mm" fo:border-left="none" fo:padding="0.71mm" fo:border-right="none" fo:border-top="none"/>
    </style:style>
    <style:style style:name="ce8" style:family="table-cell" style:parent-style-name="Default" style:data-style-name="N20001">
      <style:table-cell-properties fo:border-bottom="none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9" style:family="table-cell" style:parent-style-name="Default" style:data-style-name="N20001"/>
    <style:style style:name="ce10" style:family="table-cell" style:parent-style-name="Default" style:data-style-name="N20001">
      <style:text-properties fo:font-weight="normal" style:font-weight-asian="normal" style:font-weight-complex="normal"/>
    </style:style>
    <style:style style:name="ce11" style:family="table-cell" style:parent-style-name="Default" style:data-style-name="N20001">
      <style:table-cell-properties fo:border-bottom="1.5pt double-thin #000000" style:border-line-width-bottom="0.18mm 0.18mm 0.18mm" fo:border-left="none" fo:border-right="none" fo:border-top="none"/>
    </style:style>
    <style:style style:name="ce12" style:family="table-cell" style:parent-style-name="Default" style:data-style-name="N20001">
      <style:table-cell-properties fo:border="none"/>
    </style:style>
    <style:style style:name="ce13" style:family="table-cell" style:parent-style-name="Default" style:data-style-name="N20001">
      <style:table-cell-properties fo:border-bottom="1.5pt double-thin #000000" style:border-line-width-bottom="0.18mm 0.18mm 0.18mm" fo:border-left="none" fo:border-right="none" fo:border-top="none"/>
      <style:text-properties fo:color="#800000"/>
    </style:style>
    <style:style style:name="ce14" style:family="table-cell" style:parent-style-name="Default">
      <style:table-cell-properties fo:border-bottom="none" fo:background-color="#ffff00" fo:border-left="none" fo:border-right="1.5pt dotted #000000" fo:border-top="none"/>
    </style:style>
    <style:style style:name="ce15" style:family="table-cell" style:parent-style-name="Default">
      <style:table-cell-properties fo:border-bottom="none" fo:border-left="none" fo:border-right="1.5pt dotted #000000" fo:border-top="none"/>
    </style:style>
    <style:style style:name="ce16" style:family="table-cell" style:parent-style-name="Default">
      <style:table-cell-properties fo:border-bottom="1.5pt double-thin #000000" style:border-line-width-bottom="0.18mm 0.18mm 0.18mm" fo:border-left="none" fo:border-right="1.5pt dotted #000000" fo:border-top="none"/>
    </style:style>
    <style:style style:name="ce17" style:family="table-cell" style:parent-style-name="Default" style:data-style-name="N20001">
      <style:table-cell-properties fo:background-color="#66ffff" fo:border="none"/>
    </style:style>
    <style:style style:name="ce18" style:family="table-cell" style:parent-style-name="Default" style:data-style-name="N20001">
      <style:table-cell-properties fo:border-bottom="none" fo:background-color="#66ffff" fo:border-left="none" fo:border-right="1.5pt dotted #000000" fo:border-top="none"/>
    </style:style>
    <style:style style:name="ce19" style:family="table-cell" style:parent-style-name="Default" style:data-style-name="N20001">
      <style:table-cell-properties fo:border-bottom="none" fo:border-left="none" fo:border-right="1.5pt dotted #000000" fo:border-top="none"/>
    </style:style>
    <style:style style:name="ce20" style:family="table-cell" style:parent-style-name="Default" style:data-style-name="N20001">
      <style:table-cell-properties fo:border-bottom="1.5pt double-thin #000000" style:border-line-width-bottom="0.18mm 0.18mm 0.18mm" fo:border-left="none" fo:border-right="1.5pt dotted #000000" fo:border-top="none"/>
    </style:style>
    <style:style style:name="ce21" style:family="table-cell" style:parent-style-name="Default" style:data-style-name="N20001">
      <style:table-cell-properties fo:border-bottom="none" fo:background-color="#ff3333" fo:border-left="none" fo:padding="0.71mm" fo:border-right="2.01pt dashed #000000" fo:border-top="none"/>
    </style:style>
    <style:style style:name="ce22" style:family="table-cell" style:parent-style-name="Default" style:data-style-name="N20001">
      <style:table-cell-properties fo:border-bottom="none" fo:border-left="none" fo:padding="0.71mm" fo:border-right="2.01pt dashed #000000" fo:border-top="none"/>
    </style:style>
    <style:style style:name="ce23" style:family="table-cell" style:parent-style-name="Default" style:data-style-name="N20001">
      <style:table-cell-properties fo:border-bottom="1.5pt double-thin #000000" style:border-line-width-bottom="0.18mm 0.18mm 0.18mm" fo:border-left="none" fo:padding="0.71mm" fo:border-right="2.01pt dashed #000000" fo:border-top="none"/>
    </style:style>
    <style:style style:name="ce24" style:family="table-cell" style:parent-style-name="Default" style:data-style-name="N20001">
      <style:table-cell-properties fo:border-bottom="none" style:diagonal-bl-tr="none" style:diagonal-tl-br="none" fo:border-left="none" fo:padding="0.71mm" fo:border-right="2.01pt dashed #000000" style:rotation-align="none" fo:border-top="2.49pt double-thin #000000" style:border-line-width-top="0.18mm 0.53mm 0.18mm"/>
    </style:style>
    <style:style style:name="ce25" style:family="table-cell" style:parent-style-name="Default" style:data-style-name="N20001">
      <style:table-cell-properties fo:border-bottom="none" fo:background-color="#ff00ff" fo:border-left="2.01pt dashed #000000" fo:padding="0.71mm" fo:border-right="2.01pt dashed #000000" fo:border-top="none"/>
    </style:style>
    <style:style style:name="ce26" style:family="table-cell" style:parent-style-name="Default">
      <style:table-cell-properties fo:border-bottom="none" fo:border-left="2.01pt dashed #000000" fo:padding="0.71mm" fo:border-right="2.01pt dashed #000000" fo:border-top="none"/>
    </style:style>
    <style:style style:name="ce27" style:family="table-cell" style:parent-style-name="Default" style:data-style-name="N20001">
      <style:table-cell-properties fo:border-bottom="none" fo:border-left="2.01pt dashed #000000" fo:padding="0.71mm" fo:border-right="2.01pt dashed #000000" fo:border-top="none"/>
    </style:style>
    <style:style style:name="ce28" style:family="table-cell" style:parent-style-name="Default" style:data-style-name="N20001">
      <style:table-cell-properties fo:border-bottom="none" fo:background-color="#99ff99" fo:border-left="none" fo:border-right="1.5pt dotted #000000" fo:border-top="none"/>
    </style:style>
    <style:style style:name="ce29" style:family="table-cell" style:parent-style-name="Default" style:data-style-name="N114">
      <style:table-cell-properties fo:border-bottom="none" style:diagonal-bl-tr="none" style:diagonal-tl-br="none" fo:border-left="none" fo:border-right="1.5pt dotte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14">
      <style:table-cell-properties fo:border-bottom="1.5pt double-thin #000000" style:border-line-width-bottom="0.18mm 0.18mm 0.18mm" style:diagonal-bl-tr="none" style:diagonal-tl-br="none" fo:border-left="none" fo:border-right="1.5pt dotte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1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99ff99"/>
    </style:style>
    <style:style style:name="ce3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fo:border-bottom="1.5pt double-thin #000000" style:border-line-width-bottom="0.18mm 0.18mm 0.18mm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3" table:default-cell-style-name="ce15"/>
        <table:table-column table:style-name="co3" table:default-cell-style-name="ce12"/>
        <table:table-column table:style-name="co3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22"/>
        <table:table-column table:style-name="co10" table:default-cell-style-name="ce22"/>
        <table:table-column table:style-name="co11" table:default-cell-style-name="ce27"/>
        <table:table-column table:style-name="co12" table:default-cell-style-name="ce19"/>
        <table:table-column table:style-name="co13" table:default-cell-style-name="ce9"/>
        <table:table-column table:style-name="co3" table:number-columns-repeated="1008" table:default-cell-style-name="ce9"/>
        <table:table-row table:style-name="ro1">
          <table:table-cell office:value-type="string" calcext:value-type="string">
            <text:p>YEAR</text:p>
          </table:table-cell>
          <table:table-cell table:style-name="ce5" office:value-type="string" calcext:value-type="string">
            <text:p>Transport_PREMIUMS(bal_A)</text:p>
          </table:table-cell>
          <table:table-cell office:value-type="string" calcext:value-type="string">
            <text:p>Fire_PREMIUMS(bal_A)</text:p>
          </table:table-cell>
          <table:table-cell office:value-type="string" calcext:value-type="string">
            <text:p>Hailstorm_PREMIUMS(balA)</text:p>
          </table:table-cell>
          <table:table-cell office:value-type="string" calcext:value-type="string">
            <text:p>Disasters_PREMIUMS_(balA)</text:p>
          </table:table-cell>
          <table:table-cell office:value-type="string" calcext:value-type="string">
            <text:p>Theft_PREMIUMS(balA)</text:p>
          </table:table-cell>
          <table:table-cell table:style-name="ce14" office:value-type="string" calcext:value-type="string">
            <text:p>Fire+Theft+Glass_PREMIUMS(bal_A)</text:p>
          </table:table-cell>
          <table:table-cell table:style-name="ce17" office:value-type="string" calcext:value-type="string">
            <text:p>Life_a_PREMIUMS_death(balB)</text:p>
          </table:table-cell>
          <table:table-cell table:style-name="ce18" office:value-type="string" calcext:value-type="string">
            <text:p>Life_b_PREMIUMS_life(balB)</text:p>
          </table:table-cell>
          <table:table-cell office:value-type="string" calcext:value-type="string">
            <text:p>REVENUE_balance A_(transport_branch_+_other_branches)_TOTAL</text:p>
          </table:table-cell>
          <table:table-cell office:value-type="string" calcext:value-type="string">
            <text:p>REVENUE_balance_B_(life_ insurance_branch),_TOTAL</text:p>
          </table:table-cell>
          <table:table-cell table:style-name="ce21" office:value-type="string" calcext:value-type="string">
            <text:p>REVENUES_TOTAL_A+B</text:p>
          </table:table-cell>
          <table:table-cell office:value-type="string" calcext:value-type="string">
            <text:p>CURRENCY</text:p>
          </table:table-cell>
          <table:table-cell table:style-name="ce25" office:value-type="string" calcext:value-type="string">
            <text:p>%_TRANSPORT_PREMIUMS_ON_REVENUES_balance_A+B</text:p>
          </table:table-cell>
          <table:table-cell table:style-name="ce28" office:value-type="string" calcext:value-type="string">
            <text:p>Grams_of_gold_(gAu)_per_1fl</text:p>
          </table:table-cell>
          <table:table-cell table:style-name="ce32" office:value-type="string" calcext:value-type="string">
            <text:p>Wage_per_day_in_grams_of_ silver_(gAg)_inKS</text:p>
          </table:table-cell>
          <table:table-cell table:number-columns-repeated="1008"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float" office:value="1896819" calcext:value-type="float">
            <text:p>1896819</text:p>
          </table:table-cell>
          <table:table-cell office:value-type="float" office:value="1413810" calcext:value-type="float">
            <text:p>1413810</text:p>
          </table:table-cell>
          <table:table-cell table:number-columns-repeated="3"/>
          <table:table-cell table:formula="of:=[.C2]+[.F2]" office:value-type="float" office:value="1413810" calcext:value-type="float">
            <text:p>1413810</text:p>
          </table:table-cell>
          <table:table-cell office:value-type="float" office:value="271834" calcext:value-type="float">
            <text:p>271834</text:p>
          </table:table-cell>
          <table:table-cell/>
          <table:table-cell office:value-type="float" office:value="3333686" calcext:value-type="float">
            <text:p>3333686</text:p>
          </table:table-cell>
          <table:table-cell office:value-type="float" office:value="806638" calcext:value-type="float">
            <text:p>806638</text:p>
          </table:table-cell>
          <table:table-cell table:formula="of:=[.J2]+[.K2]" office:value-type="float" office:value="4140324" calcext:value-type="float">
            <text:p>4140324</text:p>
          </table:table-cell>
          <table:table-cell office:value-type="string" calcext:value-type="string">
            <text:p>florins</text:p>
          </table:table-cell>
          <table:table-cell table:style-name="ce26" table:formula="of:=ROUND([.B2]/[.L2]*100;2)" office:value-type="float" office:value="45.81" calcext:value-type="float">
            <text:p>45,81</text:p>
          </table:table-cell>
          <table:table-cell table:style-name="ce29" office:value-type="float" office:value="0.58644" calcext:value-type="float">
            <text:p>0,58644</text:p>
          </table:table-cell>
          <table:table-cell table:style-name="ce33" office:value-type="float" office:value="5.47756" calcext:value-type="float">
            <text:p>5,48</text:p>
          </table:table-cell>
          <table:table-cell table:number-columns-repeated="1008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float" office:value="2432304" calcext:value-type="float">
            <text:p>2432304</text:p>
          </table:table-cell>
          <table:table-cell office:value-type="float" office:value="1755538" calcext:value-type="float">
            <text:p>1755538</text:p>
          </table:table-cell>
          <table:table-cell table:number-columns-repeated="3"/>
          <table:table-cell table:formula="of:=[.C3]+[.F3]" office:value-type="float" office:value="1755538" calcext:value-type="float">
            <text:p>1755538</text:p>
          </table:table-cell>
          <table:table-cell office:value-type="float" office:value="293334" calcext:value-type="float">
            <text:p>293334</text:p>
          </table:table-cell>
          <table:table-cell/>
          <table:table-cell office:value-type="float" office:value="4138235" calcext:value-type="float">
            <text:p>4138235</text:p>
          </table:table-cell>
          <table:table-cell office:value-type="float" office:value="926153" calcext:value-type="float">
            <text:p>926153</text:p>
          </table:table-cell>
          <table:table-cell table:formula="of:=[.J3]+[.K3]" office:value-type="float" office:value="5064388" calcext:value-type="float">
            <text:p>5064388</text:p>
          </table:table-cell>
          <table:table-cell office:value-type="string" calcext:value-type="string">
            <text:p>florins</text:p>
          </table:table-cell>
          <table:table-cell table:style-name="ce26" table:formula="of:=ROUND([.B3]/[.L3]*100;2)" office:value-type="float" office:value="48.03" calcext:value-type="float">
            <text:p>48,03</text:p>
          </table:table-cell>
          <table:table-cell table:style-name="ce29" office:value-type="float" office:value="0.60563" calcext:value-type="float">
            <text:p>0,60563</text:p>
          </table:table-cell>
          <table:table-cell table:style-name="ce33" office:value-type="float" office:value="5.77244166666667" calcext:value-type="float">
            <text:p>5,77</text:p>
          </table:table-cell>
          <table:table-cell table:number-columns-repeated="1008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2533478" calcext:value-type="float">
            <text:p>2533478</text:p>
          </table:table-cell>
          <table:table-cell office:value-type="float" office:value="1937189" calcext:value-type="float">
            <text:p>1937189</text:p>
          </table:table-cell>
          <table:table-cell table:number-columns-repeated="3"/>
          <table:table-cell table:formula="of:=[.C4]+[.F4]" office:value-type="float" office:value="1937189" calcext:value-type="float">
            <text:p>1937189</text:p>
          </table:table-cell>
          <table:table-cell office:value-type="float" office:value="348586" calcext:value-type="float">
            <text:p>348586</text:p>
          </table:table-cell>
          <table:table-cell/>
          <table:table-cell office:value-type="float" office:value="4584897" calcext:value-type="float">
            <text:p>4584897</text:p>
          </table:table-cell>
          <table:table-cell office:value-type="float" office:value="1127760" calcext:value-type="float">
            <text:p>1127760</text:p>
          </table:table-cell>
          <table:table-cell table:formula="of:=[.J4]+[.K4]" office:value-type="float" office:value="5712657" calcext:value-type="float">
            <text:p>5712657</text:p>
          </table:table-cell>
          <table:table-cell office:value-type="string" calcext:value-type="string">
            <text:p>florins</text:p>
          </table:table-cell>
          <table:table-cell table:style-name="ce26" table:formula="of:=ROUND([.B4]/[.L4]*100;2)" office:value-type="float" office:value="44.35" calcext:value-type="float">
            <text:p>44,35</text:p>
          </table:table-cell>
          <table:table-cell table:style-name="ce29" office:value-type="float" office:value="0.66039" calcext:value-type="float">
            <text:p>0,66039</text:p>
          </table:table-cell>
          <table:table-cell table:style-name="ce33" office:value-type="float" office:value="6.362625" calcext:value-type="float">
            <text:p>6,36</text:p>
          </table:table-cell>
          <table:table-cell table:number-columns-repeated="1008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float" office:value="3199148" calcext:value-type="float">
            <text:p>3199148</text:p>
          </table:table-cell>
          <table:table-cell office:value-type="float" office:value="2181929" calcext:value-type="float">
            <text:p>2181929</text:p>
          </table:table-cell>
          <table:table-cell table:number-columns-repeated="3"/>
          <table:table-cell table:formula="of:=[.C5]+[.F5]" office:value-type="float" office:value="2181929" calcext:value-type="float">
            <text:p>2181929</text:p>
          </table:table-cell>
          <table:table-cell office:value-type="float" office:value="387708" calcext:value-type="float">
            <text:p>387708</text:p>
          </table:table-cell>
          <table:table-cell/>
          <table:table-cell office:value-type="float" office:value="5441111" calcext:value-type="float">
            <text:p>5441111</text:p>
          </table:table-cell>
          <table:table-cell office:value-type="float" office:value="1263771" calcext:value-type="float">
            <text:p>1263771</text:p>
          </table:table-cell>
          <table:table-cell table:formula="of:=[.J5]+[.K5]" office:value-type="float" office:value="6704882" calcext:value-type="float">
            <text:p>6704882</text:p>
          </table:table-cell>
          <table:table-cell office:value-type="string" calcext:value-type="string">
            <text:p>florins</text:p>
          </table:table-cell>
          <table:table-cell table:style-name="ce26" table:formula="of:=ROUND([.B5]/[.L5]*100;2)" office:value-type="float" office:value="47.71" calcext:value-type="float">
            <text:p>47,71</text:p>
          </table:table-cell>
          <table:table-cell table:style-name="ce29" office:value-type="float" office:value="0.57817" calcext:value-type="float">
            <text:p>0,57817</text:p>
          </table:table-cell>
          <table:table-cell table:style-name="ce33" office:value-type="float" office:value="5.69695333333333" calcext:value-type="float">
            <text:p>5,70</text:p>
          </table:table-cell>
          <table:table-cell table:number-columns-repeated="1008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float" office:value="4287652" calcext:value-type="float">
            <text:p>4287652</text:p>
          </table:table-cell>
          <table:table-cell table:number-columns-repeated="5"/>
          <table:table-cell office:value-type="float" office:value="415042" calcext:value-type="float">
            <text:p>415042</text:p>
          </table:table-cell>
          <table:table-cell/>
          <table:table-cell office:value-type="float" office:value="6750814" calcext:value-type="float">
            <text:p>6750814</text:p>
          </table:table-cell>
          <table:table-cell office:value-type="float" office:value="1387222" calcext:value-type="float">
            <text:p>1387222</text:p>
          </table:table-cell>
          <table:table-cell table:formula="of:=[.J6]+[.K6]" office:value-type="float" office:value="8138036" calcext:value-type="float">
            <text:p>8138036</text:p>
          </table:table-cell>
          <table:table-cell office:value-type="string" calcext:value-type="string">
            <text:p>florins</text:p>
          </table:table-cell>
          <table:table-cell table:style-name="ce26" table:formula="of:=ROUND([.B6]/[.L6]*100;2)" office:value-type="float" office:value="52.69" calcext:value-type="float">
            <text:p>52,69</text:p>
          </table:table-cell>
          <table:table-cell table:style-name="ce29" office:value-type="float" office:value="0.61086" calcext:value-type="float">
            <text:p>0,61086</text:p>
          </table:table-cell>
          <table:table-cell table:style-name="ce33" office:value-type="float" office:value="6.272625" calcext:value-type="float">
            <text:p>6,27</text:p>
          </table:table-cell>
          <table:table-cell table:number-columns-repeated="1008"/>
        </table:table-row>
        <table:table-row table:style-name="ro2">
          <table:table-cell office:value-type="float" office:value="1856" calcext:value-type="float">
            <text:p>1856</text:p>
          </table:table-cell>
          <table:table-cell/>
          <table:table-cell office:value-type="float" office:value="2634843" calcext:value-type="float">
            <text:p>2634843</text:p>
          </table:table-cell>
          <table:table-cell table:number-columns-repeated="3"/>
          <table:table-cell table:formula="of:=[.C7]+[.F7]" office:value-type="float" office:value="2634843" calcext:value-type="float">
            <text:p>2634843</text:p>
          </table:table-cell>
          <table:table-cell table:number-columns-repeated="5"/>
          <table:table-cell office:value-type="string" calcext:value-type="string">
            <text:p>florins</text:p>
          </table:table-cell>
          <table:table-cell table:style-name="ce26" table:formula="of:=ROUND([.B7]/[.L7]*100;2)" office:value-type="string" office:string-value="" calcext:value-type="error">
            <text:p>#DIV/0!</text:p>
          </table:table-cell>
          <table:table-cell table:style-name="ce29" office:value-type="float" office:value="0.70725" calcext:value-type="float">
            <text:p>0,70725</text:p>
          </table:table-cell>
          <table:table-cell table:style-name="ce33" office:value-type="float" office:value="7.4859675" calcext:value-type="float">
            <text:p>7,49</text:p>
          </table:table-cell>
          <table:table-cell table:number-columns-repeated="1008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float" office:value="4208893" calcext:value-type="float">
            <text:p>4208893</text:p>
          </table:table-cell>
          <table:table-cell office:value-type="float" office:value="2940906" calcext:value-type="float">
            <text:p>2940906</text:p>
          </table:table-cell>
          <table:table-cell table:number-columns-repeated="3"/>
          <table:table-cell table:formula="of:=[.C8]+[.F8]" office:value-type="float" office:value="2940906" calcext:value-type="float">
            <text:p>2940906</text:p>
          </table:table-cell>
          <table:table-cell office:value-type="float" office:value="482066" calcext:value-type="float">
            <text:p>482066</text:p>
          </table:table-cell>
          <table:table-cell/>
          <table:table-cell office:value-type="float" office:value="7204186" calcext:value-type="float">
            <text:p>7204186</text:p>
          </table:table-cell>
          <table:table-cell office:value-type="float" office:value="1638031" calcext:value-type="float">
            <text:p>1638031</text:p>
          </table:table-cell>
          <table:table-cell table:formula="of:=[.J8]+[.K8]" office:value-type="float" office:value="8842217" calcext:value-type="float">
            <text:p>8842217</text:p>
          </table:table-cell>
          <table:table-cell office:value-type="string" calcext:value-type="string">
            <text:p>florins</text:p>
          </table:table-cell>
          <table:table-cell table:style-name="ce26" table:formula="of:=ROUND([.B8]/[.L8]*100;2)" office:value-type="float" office:value="47.6" calcext:value-type="float">
            <text:p>47,6</text:p>
          </table:table-cell>
          <table:table-cell table:style-name="ce29" office:value-type="float" office:value="0.70764" calcext:value-type="float">
            <text:p>0,70764</text:p>
          </table:table-cell>
          <table:table-cell table:style-name="ce33" office:value-type="float" office:value="7.43757178571429" calcext:value-type="float">
            <text:p>7,44</text:p>
          </table:table-cell>
          <table:table-cell table:number-columns-repeated="1008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float" office:value="4250173" calcext:value-type="float">
            <text:p>4250173</text:p>
          </table:table-cell>
          <table:table-cell office:value-type="float" office:value="3344504" calcext:value-type="float">
            <text:p>3344504</text:p>
          </table:table-cell>
          <table:table-cell table:number-columns-repeated="3"/>
          <table:table-cell table:formula="of:=[.C9]+[.F9]" office:value-type="float" office:value="3344504" calcext:value-type="float">
            <text:p>3344504</text:p>
          </table:table-cell>
          <table:table-cell office:value-type="float" office:value="660055" calcext:value-type="float">
            <text:p>660055</text:p>
          </table:table-cell>
          <table:table-cell/>
          <table:table-cell office:value-type="float" office:value="7519559" calcext:value-type="float">
            <text:p>7519559</text:p>
          </table:table-cell>
          <table:table-cell office:value-type="float" office:value="1911001" calcext:value-type="float">
            <text:p>1911001</text:p>
          </table:table-cell>
          <table:table-cell table:formula="of:=[.J9]+[.K9]" office:value-type="float" office:value="9430560" calcext:value-type="float">
            <text:p>9430560</text:p>
          </table:table-cell>
          <table:table-cell office:value-type="string" calcext:value-type="string">
            <text:p>florins</text:p>
          </table:table-cell>
          <table:table-cell table:style-name="ce26" table:formula="of:=ROUND([.B9]/[.L9]*100;2)" office:value-type="float" office:value="45.07" calcext:value-type="float">
            <text:p>45,07</text:p>
          </table:table-cell>
          <table:table-cell table:style-name="ce29" office:value-type="float" office:value="0.7364" calcext:value-type="float">
            <text:p>0,73640</text:p>
          </table:table-cell>
          <table:table-cell table:style-name="ce33" office:value-type="float" office:value="7.62617333333333" calcext:value-type="float">
            <text:p>7,63</text:p>
          </table:table-cell>
          <table:table-cell table:number-columns-repeated="1008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float" office:value="4148813" calcext:value-type="float">
            <text:p>4148813</text:p>
          </table:table-cell>
          <table:table-cell office:value-type="float" office:value="3421104" calcext:value-type="float">
            <text:p>3421104</text:p>
          </table:table-cell>
          <table:table-cell table:number-columns-repeated="3"/>
          <table:table-cell table:formula="of:=[.C10]+[.F10]" office:value-type="float" office:value="3421104" calcext:value-type="float">
            <text:p>3421104</text:p>
          </table:table-cell>
          <table:table-cell office:value-type="float" office:value="760911" calcext:value-type="float">
            <text:p>760911</text:p>
          </table:table-cell>
          <table:table-cell/>
          <table:table-cell office:value-type="float" office:value="7828368" calcext:value-type="float">
            <text:p>7828368</text:p>
          </table:table-cell>
          <table:table-cell office:value-type="float" office:value="2166227" calcext:value-type="float">
            <text:p>2166227</text:p>
          </table:table-cell>
          <table:table-cell table:formula="of:=[.J10]+[.K10]" office:value-type="float" office:value="9994595" calcext:value-type="float">
            <text:p>9994595</text:p>
          </table:table-cell>
          <table:table-cell office:value-type="string" calcext:value-type="string">
            <text:p>florins</text:p>
          </table:table-cell>
          <table:table-cell table:style-name="ce26" table:formula="of:=ROUND([.B10]/[.L10]*100;2)" office:value-type="float" office:value="41.51" calcext:value-type="float">
            <text:p>41,51</text:p>
          </table:table-cell>
          <table:table-cell table:style-name="ce29" office:value-type="float" office:value="0.60056" calcext:value-type="float">
            <text:p>0,60056</text:p>
          </table:table-cell>
          <table:table-cell table:style-name="ce33" office:value-type="float" office:value="6.586335" calcext:value-type="float">
            <text:p>6,59</text:p>
          </table:table-cell>
          <table:table-cell table:number-columns-repeated="1008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5272096" calcext:value-type="float">
            <text:p>5272096</text:p>
          </table:table-cell>
          <table:table-cell office:value-type="float" office:value="3742154" calcext:value-type="float">
            <text:p>3742154</text:p>
          </table:table-cell>
          <table:table-cell table:number-columns-repeated="3"/>
          <table:table-cell table:formula="of:=[.C11]+[.F11]" office:value-type="float" office:value="3742154" calcext:value-type="float">
            <text:p>3742154</text:p>
          </table:table-cell>
          <table:table-cell office:value-type="float" office:value="774888" calcext:value-type="float">
            <text:p>774888</text:p>
          </table:table-cell>
          <table:table-cell/>
          <table:table-cell office:value-type="float" office:value="9065588" calcext:value-type="float">
            <text:p>9065588</text:p>
          </table:table-cell>
          <table:table-cell office:value-type="float" office:value="2292940" calcext:value-type="float">
            <text:p>2292940</text:p>
          </table:table-cell>
          <table:table-cell table:formula="of:=[.J11]+[.K11]" office:value-type="float" office:value="11358528" calcext:value-type="float">
            <text:p>11358528</text:p>
          </table:table-cell>
          <table:table-cell office:value-type="string" calcext:value-type="string">
            <text:p>florins</text:p>
          </table:table-cell>
          <table:table-cell table:style-name="ce26" table:formula="of:=ROUND([.B11]/[.L11]*100;2)" office:value-type="float" office:value="46.42" calcext:value-type="float">
            <text:p>46,42</text:p>
          </table:table-cell>
          <table:table-cell table:style-name="ce29" office:value-type="float" office:value="0.54816" calcext:value-type="float">
            <text:p>0,54816</text:p>
          </table:table-cell>
          <table:table-cell table:style-name="ce33" office:value-type="float" office:value="6.1079845" calcext:value-type="float">
            <text:p>6,11</text:p>
          </table:table-cell>
          <table:table-cell table:number-columns-repeated="1008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float" office:value="5357667" calcext:value-type="float">
            <text:p>5357667</text:p>
          </table:table-cell>
          <table:table-cell office:value-type="float" office:value="3923730" calcext:value-type="float">
            <text:p>3923730</text:p>
          </table:table-cell>
          <table:table-cell table:number-columns-repeated="3"/>
          <table:table-cell table:formula="of:=[.C12]+[.F12]" office:value-type="float" office:value="3923730" calcext:value-type="float">
            <text:p>3923730</text:p>
          </table:table-cell>
          <table:table-cell office:value-type="float" office:value="866601" calcext:value-type="float">
            <text:p>866601</text:p>
          </table:table-cell>
          <table:table-cell/>
          <table:table-cell office:value-type="float" office:value="9572708" calcext:value-type="float">
            <text:p>9572708</text:p>
          </table:table-cell>
          <table:table-cell office:value-type="float" office:value="2543056" calcext:value-type="float">
            <text:p>2543056</text:p>
          </table:table-cell>
          <table:table-cell table:formula="of:=[.J12]+[.K12]" office:value-type="float" office:value="12115764" calcext:value-type="float">
            <text:p>12115764</text:p>
          </table:table-cell>
          <table:table-cell office:value-type="string" calcext:value-type="string">
            <text:p>florins</text:p>
          </table:table-cell>
          <table:table-cell table:style-name="ce26" table:formula="of:=ROUND([.B12]/[.L12]*100;2)" office:value-type="float" office:value="44.22" calcext:value-type="float">
            <text:p>44,22</text:p>
          </table:table-cell>
          <table:table-cell table:style-name="ce29" office:value-type="float" office:value="0.50639" calcext:value-type="float">
            <text:p>0,50639</text:p>
          </table:table-cell>
          <table:table-cell table:style-name="ce33" office:value-type="float" office:value="5.761845" calcext:value-type="float">
            <text:p>5,76</text:p>
          </table:table-cell>
          <table:table-cell table:number-columns-repeated="1008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float" office:value="5293389" calcext:value-type="float">
            <text:p>5293389</text:p>
          </table:table-cell>
          <table:table-cell table:style-name="Default" office:value-type="float" office:value="4255509" calcext:value-type="float">
            <text:p>4255509</text:p>
          </table:table-cell>
          <table:table-cell table:number-columns-repeated="3"/>
          <table:table-cell table:formula="of:=[.C13]+[.F13]" office:value-type="float" office:value="4255509" calcext:value-type="float">
            <text:p>4255509</text:p>
          </table:table-cell>
          <table:table-cell office:value-type="float" office:value="996572" calcext:value-type="float">
            <text:p>996572</text:p>
          </table:table-cell>
          <table:table-cell/>
          <table:table-cell office:value-type="float" office:value="9682219" calcext:value-type="float">
            <text:p>9682219</text:p>
          </table:table-cell>
          <table:table-cell office:value-type="float" office:value="2820124" calcext:value-type="float">
            <text:p>2820124</text:p>
          </table:table-cell>
          <table:table-cell table:formula="of:=[.J13]+[.K13]" office:value-type="float" office:value="12502343" calcext:value-type="float">
            <text:p>12502343</text:p>
          </table:table-cell>
          <table:table-cell office:value-type="string" calcext:value-type="string">
            <text:p>florins</text:p>
          </table:table-cell>
          <table:table-cell table:style-name="ce26" table:formula="of:=ROUND([.B13]/[.L13]*100;2)" office:value-type="float" office:value="42.34" calcext:value-type="float">
            <text:p>42,34</text:p>
          </table:table-cell>
          <table:table-cell table:style-name="ce29" office:value-type="float" office:value="0.5342" calcext:value-type="float">
            <text:p>0,53420</text:p>
          </table:table-cell>
          <table:table-cell table:style-name="ce33" office:value-type="float" office:value="6.320466" calcext:value-type="float">
            <text:p>6,32</text:p>
          </table:table-cell>
          <table:table-cell table:number-columns-repeated="1008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float" office:value="5754999" calcext:value-type="float">
            <text:p>5754999</text:p>
          </table:table-cell>
          <table:table-cell office:value-type="float" office:value="4458426" calcext:value-type="float">
            <text:p>4458426</text:p>
          </table:table-cell>
          <table:table-cell table:number-columns-repeated="3"/>
          <table:table-cell table:formula="of:=[.C14]+[.F14]" office:value-type="float" office:value="4458426" calcext:value-type="float">
            <text:p>4458426</text:p>
          </table:table-cell>
          <table:table-cell office:value-type="float" office:value="1127402" calcext:value-type="float">
            <text:p>1127402</text:p>
          </table:table-cell>
          <table:table-cell/>
          <table:table-cell office:value-type="float" office:value="10496613" calcext:value-type="float">
            <text:p>10496613</text:p>
          </table:table-cell>
          <table:table-cell office:value-type="float" office:value="3194028" calcext:value-type="float">
            <text:p>3194028</text:p>
          </table:table-cell>
          <table:table-cell table:formula="of:=[.J14]+[.K14]" office:value-type="float" office:value="13690641" calcext:value-type="float">
            <text:p>13690641</text:p>
          </table:table-cell>
          <table:table-cell office:value-type="string" calcext:value-type="string">
            <text:p>florins</text:p>
          </table:table-cell>
          <table:table-cell table:style-name="ce26" table:formula="of:=ROUND([.B14]/[.L14]*100;2)" office:value-type="float" office:value="42.04" calcext:value-type="float">
            <text:p>42,04</text:p>
          </table:table-cell>
          <table:table-cell table:style-name="ce29" office:value-type="float" office:value="0.64021" calcext:value-type="float">
            <text:p>0,64021</text:p>
          </table:table-cell>
          <table:table-cell table:style-name="ce33" office:value-type="float" office:value="7.0308" calcext:value-type="float">
            <text:p>7,03</text:p>
          </table:table-cell>
          <table:table-cell table:number-columns-repeated="1008"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float" office:value="5784323" calcext:value-type="float">
            <text:p>5784323</text:p>
          </table:table-cell>
          <table:table-cell office:value-type="float" office:value="4899275" calcext:value-type="float">
            <text:p>4899275</text:p>
          </table:table-cell>
          <table:table-cell table:number-columns-repeated="3"/>
          <table:table-cell table:formula="of:=[.C15]+[.F15]" office:value-type="float" office:value="4899275" calcext:value-type="float">
            <text:p>4899275</text:p>
          </table:table-cell>
          <table:table-cell office:value-type="float" office:value="1279303" calcext:value-type="float">
            <text:p>1279303</text:p>
          </table:table-cell>
          <table:table-cell/>
          <table:table-cell office:value-type="float" office:value="10709474" calcext:value-type="float">
            <text:p>10709474</text:p>
          </table:table-cell>
          <table:table-cell office:value-type="float" office:value="3664204" calcext:value-type="float">
            <text:p>3664204</text:p>
          </table:table-cell>
          <table:table-cell table:formula="of:=[.J15]+[.K15]" office:value-type="float" office:value="14373678" calcext:value-type="float">
            <text:p>14373678</text:p>
          </table:table-cell>
          <table:table-cell office:value-type="string" calcext:value-type="string">
            <text:p>florins</text:p>
          </table:table-cell>
          <table:table-cell table:style-name="ce26" table:formula="of:=ROUND([.B15]/[.L15]*100;2)" office:value-type="float" office:value="40.24" calcext:value-type="float">
            <text:p>40,24</text:p>
          </table:table-cell>
          <table:table-cell table:style-name="ce29" office:value-type="float" office:value="0.6156" calcext:value-type="float">
            <text:p>0,61560</text:p>
          </table:table-cell>
          <table:table-cell table:style-name="ce33" office:value-type="float" office:value="6.812619" calcext:value-type="float">
            <text:p>6,81</text:p>
          </table:table-cell>
          <table:table-cell table:number-columns-repeated="1008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float" office:value="5890707" calcext:value-type="float">
            <text:p>5890707</text:p>
          </table:table-cell>
          <table:table-cell office:value-type="float" office:value="5542179" calcext:value-type="float">
            <text:p>5542179</text:p>
          </table:table-cell>
          <table:table-cell table:number-columns-repeated="3"/>
          <table:table-cell table:formula="of:=[.C16]+[.F16]" office:value-type="float" office:value="5542179" calcext:value-type="float">
            <text:p>5542179</text:p>
          </table:table-cell>
          <table:table-cell office:value-type="float" office:value="1406986" calcext:value-type="float">
            <text:p>1406986</text:p>
          </table:table-cell>
          <table:table-cell/>
          <table:table-cell office:value-type="float" office:value="11281757" calcext:value-type="float">
            <text:p>11281757</text:p>
          </table:table-cell>
          <table:table-cell office:value-type="float" office:value="4139203" calcext:value-type="float">
            <text:p>4139203</text:p>
          </table:table-cell>
          <table:table-cell table:formula="of:=[.J16]+[.K16]" office:value-type="float" office:value="15420960" calcext:value-type="float">
            <text:p>15420960</text:p>
          </table:table-cell>
          <table:table-cell office:value-type="string" calcext:value-type="string">
            <text:p>florins</text:p>
          </table:table-cell>
          <table:table-cell table:style-name="ce26" table:formula="of:=ROUND([.B16]/[.L16]*100;2)" office:value-type="float" office:value="38.2" calcext:value-type="float">
            <text:p>38,2</text:p>
          </table:table-cell>
          <table:table-cell table:style-name="ce29" office:value-type="float" office:value="0.63962" calcext:value-type="float">
            <text:p>0,63962</text:p>
          </table:table-cell>
          <table:table-cell table:style-name="ce33" office:value-type="float" office:value="7.201116" calcext:value-type="float">
            <text:p>7,20</text:p>
          </table:table-cell>
          <table:table-cell table:number-columns-repeated="1008"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float" office:value="6063152" calcext:value-type="float">
            <text:p>6063152</text:p>
          </table:table-cell>
          <table:table-cell office:value-type="float" office:value="6791506" calcext:value-type="float">
            <text:p>6791506</text:p>
          </table:table-cell>
          <table:table-cell table:number-columns-repeated="3"/>
          <table:table-cell table:formula="of:=[.C17]+[.F17]" office:value-type="float" office:value="6791506" calcext:value-type="float">
            <text:p>6791506</text:p>
          </table:table-cell>
          <table:table-cell office:value-type="float" office:value="1654875" calcext:value-type="float">
            <text:p>1654875</text:p>
          </table:table-cell>
          <table:table-cell/>
          <table:table-cell office:value-type="float" office:value="12290518" calcext:value-type="float">
            <text:p>12290518</text:p>
          </table:table-cell>
          <table:table-cell office:value-type="float" office:value="4807200" calcext:value-type="float">
            <text:p>4807200</text:p>
          </table:table-cell>
          <table:table-cell table:formula="of:=[.J17]+[.K17]" office:value-type="float" office:value="17097718" calcext:value-type="float">
            <text:p>17097718</text:p>
          </table:table-cell>
          <table:table-cell office:value-type="string" calcext:value-type="string">
            <text:p>florins</text:p>
          </table:table-cell>
          <table:table-cell table:style-name="ce26" table:formula="of:=ROUND([.B17]/[.L17]*100;2)" office:value-type="float" office:value="35.46" calcext:value-type="float">
            <text:p>35,46</text:p>
          </table:table-cell>
          <table:table-cell table:style-name="ce29" office:value-type="float" office:value="0.60521" calcext:value-type="float">
            <text:p>0,60521</text:p>
          </table:table-cell>
          <table:table-cell table:style-name="ce33" office:value-type="float" office:value="6.629131" calcext:value-type="float">
            <text:p>6,63</text:p>
          </table:table-cell>
          <table:table-cell table:number-columns-repeated="1008"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float" office:value="7477665" calcext:value-type="float">
            <text:p>7477665</text:p>
          </table:table-cell>
          <table:table-cell office:value-type="float" office:value="6481078" calcext:value-type="float">
            <text:p>6481078</text:p>
          </table:table-cell>
          <table:table-cell table:number-columns-repeated="3"/>
          <table:table-cell table:formula="of:=[.C18]+[.F18]" office:value-type="float" office:value="6481078" calcext:value-type="float">
            <text:p>6481078</text:p>
          </table:table-cell>
          <table:table-cell office:value-type="float" office:value="1908473" calcext:value-type="float">
            <text:p>1908473</text:p>
          </table:table-cell>
          <table:table-cell/>
          <table:table-cell office:value-type="float" office:value="14959465" calcext:value-type="float">
            <text:p>14959465</text:p>
          </table:table-cell>
          <table:table-cell office:value-type="float" office:value="5971200" calcext:value-type="float">
            <text:p>5971200</text:p>
          </table:table-cell>
          <table:table-cell table:formula="of:=[.J18]+[.K18]" office:value-type="float" office:value="20930665" calcext:value-type="float">
            <text:p>20930665</text:p>
          </table:table-cell>
          <table:table-cell office:value-type="string" calcext:value-type="string">
            <text:p>Florins (originally in Lire) 1fl = 2,19 Lire </text:p>
          </table:table-cell>
          <table:table-cell table:style-name="ce26" table:formula="of:=ROUND([.B18]/[.L18]*100;2)" office:value-type="float" office:value="35.73" calcext:value-type="float">
            <text:p>35,73</text:p>
          </table:table-cell>
          <table:table-cell table:style-name="ce29" office:value-type="float" office:value="0.57895" calcext:value-type="float">
            <text:p>0,57895</text:p>
          </table:table-cell>
          <table:table-cell table:style-name="ce33" office:value-type="float" office:value="6.973992" calcext:value-type="float">
            <text:p>6,97</text:p>
          </table:table-cell>
          <table:table-cell table:number-columns-repeated="1008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float" office:value="7389522" calcext:value-type="float">
            <text:p>7389522</text:p>
          </table:table-cell>
          <table:table-cell office:value-type="float" office:value="7345591" calcext:value-type="float">
            <text:p>7345591</text:p>
          </table:table-cell>
          <table:table-cell table:number-columns-repeated="3"/>
          <table:table-cell table:formula="of:=[.C19]+[.F19]" office:value-type="float" office:value="7345591" calcext:value-type="float">
            <text:p>7345591</text:p>
          </table:table-cell>
          <table:table-cell office:value-type="float" office:value="1760658" calcext:value-type="float">
            <text:p>1760658</text:p>
          </table:table-cell>
          <table:table-cell/>
          <table:table-cell office:value-type="float" office:value="14551338" calcext:value-type="float">
            <text:p>14551338</text:p>
          </table:table-cell>
          <table:table-cell office:value-type="float" office:value="6117052" calcext:value-type="float">
            <text:p>6117052</text:p>
          </table:table-cell>
          <table:table-cell table:formula="of:=[.J19]+[.K19]" office:value-type="float" office:value="20668390" calcext:value-type="float">
            <text:p>20668390</text:p>
          </table:table-cell>
          <table:table-cell office:value-type="string" calcext:value-type="string">
            <text:p>florins</text:p>
          </table:table-cell>
          <table:table-cell table:style-name="ce26" table:formula="of:=ROUND([.B19]/[.L19]*100;2)" office:value-type="float" office:value="35.75" calcext:value-type="float">
            <text:p>35,75</text:p>
          </table:table-cell>
          <table:table-cell table:style-name="ce29" office:value-type="float" office:value="0.61626" calcext:value-type="float">
            <text:p>0,61626</text:p>
          </table:table-cell>
          <table:table-cell table:style-name="ce33" office:value-type="float" office:value="8.29234" calcext:value-type="float">
            <text:p>8,29</text:p>
          </table:table-cell>
          <table:table-cell table:number-columns-repeated="1008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float" office:value="6712206" calcext:value-type="float">
            <text:p>6712206</text:p>
          </table:table-cell>
          <table:table-cell office:value-type="float" office:value="9010381" calcext:value-type="float">
            <text:p>9010381</text:p>
          </table:table-cell>
          <table:table-cell table:number-columns-repeated="3"/>
          <table:table-cell table:formula="of:=[.C20]+[.F20]" office:value-type="float" office:value="9010381" calcext:value-type="float">
            <text:p>9010381</text:p>
          </table:table-cell>
          <table:table-cell office:value-type="float" office:value="1810495" calcext:value-type="float">
            <text:p>1810495</text:p>
          </table:table-cell>
          <table:table-cell/>
          <table:table-cell office:value-type="float" office:value="14977607" calcext:value-type="float">
            <text:p>14977607</text:p>
          </table:table-cell>
          <table:table-cell office:value-type="float" office:value="6724521" calcext:value-type="float">
            <text:p>6724521</text:p>
          </table:table-cell>
          <table:table-cell table:formula="of:=[.J20]+[.K20]" office:value-type="float" office:value="21702128" calcext:value-type="float">
            <text:p>21702128</text:p>
          </table:table-cell>
          <table:table-cell office:value-type="string" calcext:value-type="string">
            <text:p>florins</text:p>
          </table:table-cell>
          <table:table-cell table:style-name="ce26" table:formula="of:=ROUND([.B20]/[.L20]*100;2)" office:value-type="float" office:value="30.93" calcext:value-type="float">
            <text:p>30,93</text:p>
          </table:table-cell>
          <table:table-cell table:style-name="ce29" office:value-type="float" office:value="0.58247" calcext:value-type="float">
            <text:p>0,58247</text:p>
          </table:table-cell>
          <table:table-cell table:style-name="ce33" office:value-type="float" office:value="7.5605535" calcext:value-type="float">
            <text:p>7,56</text:p>
          </table:table-cell>
          <table:table-cell table:number-columns-repeated="1008"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float" office:value="7458040" calcext:value-type="float">
            <text:p>7458040</text:p>
          </table:table-cell>
          <table:table-cell table:number-columns-repeated="5"/>
          <table:table-cell office:value-type="float" office:value="2168566" calcext:value-type="float">
            <text:p>2168566</text:p>
          </table:table-cell>
          <table:table-cell/>
          <table:table-cell office:value-type="float" office:value="17624219" calcext:value-type="float">
            <text:p>17624219</text:p>
          </table:table-cell>
          <table:table-cell office:value-type="float" office:value="8665866" calcext:value-type="float">
            <text:p>8665866</text:p>
          </table:table-cell>
          <table:table-cell table:formula="of:=[.J21]+[.K21]" office:value-type="float" office:value="26290085" calcext:value-type="float">
            <text:p>26290085</text:p>
          </table:table-cell>
          <table:table-cell office:value-type="string" calcext:value-type="string">
            <text:p>Florins (originally in Lire) 1fl = 2,10 Lire </text:p>
          </table:table-cell>
          <table:table-cell table:style-name="ce26" table:formula="of:=ROUND([.B21]/[.L21]*100;2)" office:value-type="float" office:value="28.37" calcext:value-type="float">
            <text:p>28,37</text:p>
          </table:table-cell>
          <table:table-cell table:style-name="ce29" office:value-type="float" office:value="0.57604" calcext:value-type="float">
            <text:p>0,57604</text:p>
          </table:table-cell>
          <table:table-cell table:style-name="ce33" office:value-type="float" office:value="7.529816" calcext:value-type="float">
            <text:p>7,53</text:p>
          </table:table-cell>
          <table:table-cell table:number-columns-repeated="1008"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float" office:value="8185494" calcext:value-type="float">
            <text:p>8185494</text:p>
          </table:table-cell>
          <table:table-cell table:number-columns-repeated="5"/>
          <table:table-cell office:value-type="float" office:value="2138857" calcext:value-type="float">
            <text:p>2138857</text:p>
          </table:table-cell>
          <table:table-cell/>
          <table:table-cell office:value-type="float" office:value="18392985" calcext:value-type="float">
            <text:p>18392985</text:p>
          </table:table-cell>
          <table:table-cell office:value-type="float" office:value="9168161" calcext:value-type="float">
            <text:p>9168161</text:p>
          </table:table-cell>
          <table:table-cell table:formula="of:=[.J22]+[.K22]" office:value-type="float" office:value="27561146" calcext:value-type="float">
            <text:p>27561146</text:p>
          </table:table-cell>
          <table:table-cell office:value-type="string" calcext:value-type="string">
            <text:p>Florins (originally in Lire) 1fl = 2,1343 Lire </text:p>
          </table:table-cell>
          <table:table-cell table:style-name="ce26" table:formula="of:=ROUND([.B22]/[.L22]*100;2)" office:value-type="float" office:value="29.7" calcext:value-type="float">
            <text:p>29,7</text:p>
          </table:table-cell>
          <table:table-cell table:style-name="ce29" office:value-type="float" office:value="0.5927" calcext:value-type="float">
            <text:p>0,59270</text:p>
          </table:table-cell>
          <table:table-cell table:style-name="ce33" office:value-type="float" office:value="7.665515" calcext:value-type="float">
            <text:p>7,67</text:p>
          </table:table-cell>
          <table:table-cell table:number-columns-repeated="1008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float" office:value="8099484" calcext:value-type="float">
            <text:p>8099484</text:p>
          </table:table-cell>
          <table:table-cell table:number-columns-repeated="5"/>
          <table:table-cell office:value-type="float" office:value="1850029" calcext:value-type="float">
            <text:p>1850029</text:p>
          </table:table-cell>
          <table:table-cell/>
          <table:table-cell office:value-type="float" office:value="17474681" calcext:value-type="float">
            <text:p>17474681</text:p>
          </table:table-cell>
          <table:table-cell office:value-type="float" office:value="8507494" calcext:value-type="float">
            <text:p>8507494</text:p>
          </table:table-cell>
          <table:table-cell table:formula="of:=[.J23]+[.K23]" office:value-type="float" office:value="25982175" calcext:value-type="float">
            <text:p>25982175</text:p>
          </table:table-cell>
          <table:table-cell office:value-type="string" calcext:value-type="string">
            <text:p>florins</text:p>
          </table:table-cell>
          <table:table-cell table:style-name="ce26" table:formula="of:=ROUND([.B23]/[.L23]*100;2)" office:value-type="float" office:value="31.17" calcext:value-type="float">
            <text:p>31,17</text:p>
          </table:table-cell>
          <table:table-cell table:style-name="ce29" office:value-type="float" office:value="0.64976" calcext:value-type="float">
            <text:p>0,64976</text:p>
          </table:table-cell>
          <table:table-cell table:style-name="ce33" office:value-type="float" office:value="9.101255" calcext:value-type="float">
            <text:p>9,10</text:p>
          </table:table-cell>
          <table:table-cell table:number-columns-repeated="1008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float" office:value="8855358" calcext:value-type="float">
            <text:p>8855358</text:p>
          </table:table-cell>
          <table:table-cell table:number-columns-repeated="5"/>
          <table:table-cell office:value-type="float" office:value="1881057" calcext:value-type="float">
            <text:p>1881057</text:p>
          </table:table-cell>
          <table:table-cell/>
          <table:table-cell office:value-type="float" office:value="19128779" calcext:value-type="float">
            <text:p>19128779</text:p>
          </table:table-cell>
          <table:table-cell office:value-type="float" office:value="8956679" calcext:value-type="float">
            <text:p>8956679</text:p>
          </table:table-cell>
          <table:table-cell table:formula="of:=[.J24]+[.K24]" office:value-type="float" office:value="28085458" calcext:value-type="float">
            <text:p>28085458</text:p>
          </table:table-cell>
          <table:table-cell office:value-type="string" calcext:value-type="string">
            <text:p>florins</text:p>
          </table:table-cell>
          <table:table-cell table:style-name="ce26" table:formula="of:=ROUND([.B24]/[.L24]*100;2)" office:value-type="float" office:value="31.53" calcext:value-type="float">
            <text:p>31,53</text:p>
          </table:table-cell>
          <table:table-cell table:style-name="ce29" office:value-type="float" office:value="0.64658" calcext:value-type="float">
            <text:p>0,64658</text:p>
          </table:table-cell>
          <table:table-cell table:style-name="ce33" office:value-type="float" office:value="9.8794125" calcext:value-type="float">
            <text:p>9,88</text:p>
          </table:table-cell>
          <table:table-cell table:number-columns-repeated="1008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float" office:value="9375505" calcext:value-type="float">
            <text:p>9375505</text:p>
          </table:table-cell>
          <table:table-cell table:number-columns-repeated="5"/>
          <table:table-cell office:value-type="float" office:value="1840496" calcext:value-type="float">
            <text:p>1840496</text:p>
          </table:table-cell>
          <table:table-cell/>
          <table:table-cell office:value-type="float" office:value="20282413" calcext:value-type="float">
            <text:p>20282413</text:p>
          </table:table-cell>
          <table:table-cell office:value-type="float" office:value="9197725" calcext:value-type="float">
            <text:p>9197725</text:p>
          </table:table-cell>
          <table:table-cell table:formula="of:=[.J25]+[.K25]" office:value-type="float" office:value="29480138" calcext:value-type="float">
            <text:p>29480138</text:p>
          </table:table-cell>
          <table:table-cell office:value-type="string" calcext:value-type="string">
            <text:p>florins</text:p>
          </table:table-cell>
          <table:table-cell table:style-name="ce26" table:formula="of:=ROUND([.B25]/[.L25]*100;2)" office:value-type="float" office:value="31.8" calcext:value-type="float">
            <text:p>31,8</text:p>
          </table:table-cell>
          <table:table-cell table:style-name="ce29" office:value-type="float" office:value="0.64537" calcext:value-type="float">
            <text:p>0,64537</text:p>
          </table:table-cell>
          <table:table-cell table:style-name="ce33" office:value-type="float" office:value="10.6150635" calcext:value-type="float">
            <text:p>10,62</text:p>
          </table:table-cell>
          <table:table-cell table:number-columns-repeated="1008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float" office:value="597052" calcext:value-type="float">
            <text:p>597052</text:p>
          </table:table-cell>
          <table:table-cell office:value-type="float" office:value="5665195" calcext:value-type="float">
            <text:p>5665195</text:p>
          </table:table-cell>
          <table:table-cell office:value-type="float" office:value="1462013" calcext:value-type="float">
            <text:p>1462013</text:p>
          </table:table-cell>
          <table:table-cell table:number-columns-repeated="2"/>
          <table:table-cell table:formula="of:=[.C26]+[.F26]" office:value-type="float" office:value="5665195" calcext:value-type="float">
            <text:p>5665195</text:p>
          </table:table-cell>
          <table:table-cell office:value-type="float" office:value="1868531" calcext:value-type="float">
            <text:p>1868531</text:p>
          </table:table-cell>
          <table:table-cell office:value-type="float" office:value="480360" calcext:value-type="float">
            <text:p>480360</text:p>
          </table:table-cell>
          <table:table-cell table:number-columns-repeated="3"/>
          <table:table-cell office:value-type="string" calcext:value-type="string">
            <text:p>florins</text:p>
          </table:table-cell>
          <table:table-cell table:style-name="ce26"/>
          <table:table-cell table:style-name="ce29" office:value-type="float" office:value="0.64188" calcext:value-type="float">
            <text:p>0,64188</text:p>
          </table:table-cell>
          <table:table-cell table:style-name="ce33" office:value-type="float" office:value="10.778238" calcext:value-type="float">
            <text:p>10,78</text:p>
          </table:table-cell>
          <table:table-cell table:number-columns-repeated="1008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float" office:value="660961" calcext:value-type="float">
            <text:p>660961</text:p>
          </table:table-cell>
          <table:table-cell office:value-type="float" office:value="6124990" calcext:value-type="float">
            <text:p>6124990</text:p>
          </table:table-cell>
          <table:table-cell office:value-type="float" office:value="1593749" calcext:value-type="float">
            <text:p>1593749</text:p>
          </table:table-cell>
          <table:table-cell table:number-columns-repeated="2"/>
          <table:table-cell table:formula="of:=[.C27]+[.F27]" office:value-type="float" office:value="6124990" calcext:value-type="float">
            <text:p>6124990</text:p>
          </table:table-cell>
          <table:table-cell office:value-type="float" office:value="2104966" calcext:value-type="float">
            <text:p>2104966</text:p>
          </table:table-cell>
          <table:table-cell office:value-type="float" office:value="516936" calcext:value-type="float">
            <text:p>516936</text:p>
          </table:table-cell>
          <table:table-cell table:number-columns-repeated="3"/>
          <table:table-cell office:value-type="string" calcext:value-type="string">
            <text:p>Florins (originally in Lire) 1fl = 2,2642 Lire </text:p>
          </table:table-cell>
          <table:table-cell table:style-name="ce26"/>
          <table:table-cell table:style-name="ce29" office:value-type="float" office:value="0.59661" calcext:value-type="float">
            <text:p>0,59661</text:p>
          </table:table-cell>
          <table:table-cell table:style-name="ce33" office:value-type="float" office:value="9.7784715" calcext:value-type="float">
            <text:p>9,78</text:p>
          </table:table-cell>
          <table:table-cell table:number-columns-repeated="1008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478470" calcext:value-type="float">
            <text:p>478470</text:p>
          </table:table-cell>
          <table:table-cell office:value-type="float" office:value="5246493" calcext:value-type="float">
            <text:p>5246493</text:p>
          </table:table-cell>
          <table:table-cell office:value-type="float" office:value="1630808" calcext:value-type="float">
            <text:p>1630808</text:p>
          </table:table-cell>
          <table:table-cell table:number-columns-repeated="2"/>
          <table:table-cell table:formula="of:=[.C28]+[.F28]" office:value-type="float" office:value="5246493" calcext:value-type="float">
            <text:p>5246493</text:p>
          </table:table-cell>
          <table:table-cell office:value-type="float" office:value="2520700" calcext:value-type="float">
            <text:p>2520700</text:p>
          </table:table-cell>
          <table:table-cell office:value-type="float" office:value="493038" calcext:value-type="float">
            <text:p>493038</text:p>
          </table:table-cell>
          <table:table-cell table:number-columns-repeated="3"/>
          <table:table-cell office:value-type="string" calcext:value-type="string">
            <text:p>florins</text:p>
          </table:table-cell>
          <table:table-cell table:style-name="ce26"/>
          <table:table-cell table:style-name="ce29" office:value-type="float" office:value="0.58664" calcext:value-type="float">
            <text:p>0,58664</text:p>
          </table:table-cell>
          <table:table-cell table:style-name="ce33" office:value-type="float" office:value="8.82396" calcext:value-type="float">
            <text:p>8,82</text:p>
          </table:table-cell>
          <table:table-cell table:number-columns-repeated="1008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float" office:value="363604" calcext:value-type="float">
            <text:p>363604</text:p>
          </table:table-cell>
          <table:table-cell office:value-type="float" office:value="5039402" calcext:value-type="float">
            <text:p>5039402</text:p>
          </table:table-cell>
          <table:table-cell office:value-type="float" office:value="1623637" calcext:value-type="float">
            <text:p>1623637</text:p>
          </table:table-cell>
          <table:table-cell table:number-columns-repeated="2"/>
          <table:table-cell table:formula="of:=[.C29]+[.F29]" office:value-type="float" office:value="5039402" calcext:value-type="float">
            <text:p>5039402</text:p>
          </table:table-cell>
          <table:table-cell office:value-type="float" office:value="1913568" calcext:value-type="float">
            <text:p>1913568</text:p>
          </table:table-cell>
          <table:table-cell office:value-type="float" office:value="493368" calcext:value-type="float">
            <text:p>493368</text:p>
          </table:table-cell>
          <table:table-cell table:number-columns-repeated="3"/>
          <table:table-cell office:value-type="string" calcext:value-type="string">
            <text:p>florins</text:p>
          </table:table-cell>
          <table:table-cell table:style-name="ce26"/>
          <table:table-cell table:style-name="ce29" office:value-type="float" office:value="0.61188" calcext:value-type="float">
            <text:p>0,61188</text:p>
          </table:table-cell>
          <table:table-cell table:style-name="ce33" office:value-type="float" office:value="8.552376" calcext:value-type="float">
            <text:p>8,55</text:p>
          </table:table-cell>
          <table:table-cell table:number-columns-repeated="1008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float" office:value="613087" calcext:value-type="float">
            <text:p>613087</text:p>
          </table:table-cell>
          <table:table-cell office:value-type="float" office:value="4981062" calcext:value-type="float">
            <text:p>4981062</text:p>
          </table:table-cell>
          <table:table-cell office:value-type="float" office:value="1744892" calcext:value-type="float">
            <text:p>1744892</text:p>
          </table:table-cell>
          <table:table-cell table:number-columns-repeated="2"/>
          <table:table-cell table:formula="of:=[.C30]+[.F30]" office:value-type="float" office:value="4981062" calcext:value-type="float">
            <text:p>4981062</text:p>
          </table:table-cell>
          <table:table-cell office:value-type="float" office:value="1953879" calcext:value-type="float">
            <text:p>1953879</text:p>
          </table:table-cell>
          <table:table-cell office:value-type="float" office:value="493684" calcext:value-type="float">
            <text:p>493684</text:p>
          </table:table-cell>
          <table:table-cell table:number-columns-repeated="3"/>
          <table:table-cell office:value-type="string" calcext:value-type="string">
            <text:p>florins</text:p>
          </table:table-cell>
          <table:table-cell table:style-name="ce26"/>
          <table:table-cell table:style-name="ce29" office:value-type="float" office:value="0.61692" calcext:value-type="float">
            <text:p>0,61692</text:p>
          </table:table-cell>
          <table:table-cell table:style-name="ce33" office:value-type="float" office:value="9.75205" calcext:value-type="float">
            <text:p>9,75</text:p>
          </table:table-cell>
          <table:table-cell table:number-columns-repeated="1008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625643" calcext:value-type="float">
            <text:p>625643</text:p>
          </table:table-cell>
          <table:table-cell office:value-type="float" office:value="5314132" calcext:value-type="float">
            <text:p>5314132</text:p>
          </table:table-cell>
          <table:table-cell office:value-type="float" office:value="2007061" calcext:value-type="float">
            <text:p>2007061</text:p>
          </table:table-cell>
          <table:table-cell table:number-columns-repeated="2"/>
          <table:table-cell table:formula="of:=[.C31]+[.F31]" office:value-type="float" office:value="5314132" calcext:value-type="float">
            <text:p>5314132</text:p>
          </table:table-cell>
          <table:table-cell office:value-type="float" office:value="2077421" calcext:value-type="float">
            <text:p>2077421</text:p>
          </table:table-cell>
          <table:table-cell office:value-type="float" office:value="499456" calcext:value-type="float">
            <text:p>499456</text:p>
          </table:table-cell>
          <table:table-cell table:number-columns-repeated="3"/>
          <table:table-cell office:value-type="string" calcext:value-type="string">
            <text:p>florins</text:p>
          </table:table-cell>
          <table:table-cell table:style-name="ce26"/>
          <table:table-cell table:style-name="ce29" office:value-type="float" office:value="0.61122" calcext:value-type="float">
            <text:p>0,61122</text:p>
          </table:table-cell>
          <table:table-cell table:style-name="ce33" office:value-type="float" office:value="9.4775" calcext:value-type="float">
            <text:p>9,48</text:p>
          </table:table-cell>
          <table:table-cell table:number-columns-repeated="1008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float" office:value="701919" calcext:value-type="float">
            <text:p>701919</text:p>
          </table:table-cell>
          <table:table-cell office:value-type="float" office:value="5883636" calcext:value-type="float">
            <text:p>5883636</text:p>
          </table:table-cell>
          <table:table-cell office:value-type="float" office:value="2267584" calcext:value-type="float">
            <text:p>2267584</text:p>
          </table:table-cell>
          <table:table-cell table:number-columns-repeated="2"/>
          <table:table-cell table:formula="of:=[.C32]+[.F32]" office:value-type="float" office:value="5883636" calcext:value-type="float">
            <text:p>5883636</text:p>
          </table:table-cell>
          <table:table-cell office:value-type="float" office:value="1964355" calcext:value-type="float">
            <text:p>1964355</text:p>
          </table:table-cell>
          <table:table-cell office:value-type="float" office:value="454459" calcext:value-type="float">
            <text:p>454459</text:p>
          </table:table-cell>
          <table:table-cell office:value-type="float" office:value="11594980" calcext:value-type="float">
            <text:p>11594980</text:p>
          </table:table-cell>
          <table:table-cell office:value-type="float" office:value="18892336" calcext:value-type="float">
            <text:p>18892336</text:p>
          </table:table-cell>
          <table:table-cell table:formula="of:=[.J32]+[.K32]" office:value-type="float" office:value="30487316" calcext:value-type="float">
            <text:p>30487316</text:p>
          </table:table-cell>
          <table:table-cell office:value-type="string" calcext:value-type="string">
            <text:p>florins</text:p>
          </table:table-cell>
          <table:table-cell table:style-name="ce26" table:formula="of:=ROUND([.B32]/[.L32]*100;2)" office:value-type="float" office:value="2.3" calcext:value-type="float">
            <text:p>2,3</text:p>
          </table:table-cell>
          <table:table-cell table:style-name="ce29" office:value-type="float" office:value="0.61428" calcext:value-type="float">
            <text:p>0,61428</text:p>
          </table:table-cell>
          <table:table-cell table:style-name="ce33" office:value-type="float" office:value="9.6101" calcext:value-type="float">
            <text:p>9,61</text:p>
          </table:table-cell>
          <table:table-cell table:number-columns-repeated="1008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float" office:value="862662" calcext:value-type="float">
            <text:p>862662</text:p>
          </table:table-cell>
          <table:table-cell office:value-type="float" office:value="6164135" calcext:value-type="float">
            <text:p>6164135</text:p>
          </table:table-cell>
          <table:table-cell office:value-type="float" office:value="2289961" calcext:value-type="float">
            <text:p>2289961</text:p>
          </table:table-cell>
          <table:table-cell table:number-columns-repeated="2"/>
          <table:table-cell table:formula="of:=[.C33]+[.F33]" office:value-type="float" office:value="6164135" calcext:value-type="float">
            <text:p>6164135</text:p>
          </table:table-cell>
          <table:table-cell office:value-type="float" office:value="2195686" calcext:value-type="float">
            <text:p>2195686</text:p>
          </table:table-cell>
          <table:table-cell office:value-type="float" office:value="454220" calcext:value-type="float">
            <text:p>454220</text:p>
          </table:table-cell>
          <table:table-cell office:value-type="float" office:value="12107972" calcext:value-type="float">
            <text:p>12107972</text:p>
          </table:table-cell>
          <table:table-cell office:value-type="float" office:value="19724943" calcext:value-type="float">
            <text:p>19724943</text:p>
          </table:table-cell>
          <table:table-cell table:formula="of:=[.J33]+[.K33]" office:value-type="float" office:value="31832915" calcext:value-type="float">
            <text:p>31832915</text:p>
          </table:table-cell>
          <table:table-cell office:value-type="string" calcext:value-type="string">
            <text:p>florins</text:p>
          </table:table-cell>
          <table:table-cell table:style-name="ce26" table:formula="of:=ROUND([.B33]/[.L33]*100;2)" office:value-type="float" office:value="2.71" calcext:value-type="float">
            <text:p>2,71</text:p>
          </table:table-cell>
          <table:table-cell table:style-name="ce29" office:value-type="float" office:value="0.60372" calcext:value-type="float">
            <text:p>0,60372</text:p>
          </table:table-cell>
          <table:table-cell table:style-name="ce33" office:value-type="float" office:value="9.48855" calcext:value-type="float">
            <text:p>9,49</text:p>
          </table:table-cell>
          <table:table-cell table:number-columns-repeated="1008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float" office:value="1280062" calcext:value-type="float">
            <text:p>1280062</text:p>
          </table:table-cell>
          <table:table-cell office:value-type="float" office:value="6498621" calcext:value-type="float">
            <text:p>6498621</text:p>
          </table:table-cell>
          <table:table-cell office:value-type="float" office:value="2162205" calcext:value-type="float">
            <text:p>2162205</text:p>
          </table:table-cell>
          <table:table-cell table:number-columns-repeated="2"/>
          <table:table-cell table:formula="of:=[.C34]+[.F34]" office:value-type="float" office:value="6498621" calcext:value-type="float">
            <text:p>6498621</text:p>
          </table:table-cell>
          <table:table-cell office:value-type="float" office:value="2460715" calcext:value-type="float">
            <text:p>2460715</text:p>
          </table:table-cell>
          <table:table-cell office:value-type="float" office:value="483805" calcext:value-type="float">
            <text:p>483805</text:p>
          </table:table-cell>
          <table:table-cell office:value-type="float" office:value="13263918" calcext:value-type="float">
            <text:p>13263918</text:p>
          </table:table-cell>
          <table:table-cell office:value-type="float" office:value="20545353" calcext:value-type="float">
            <text:p>20545353</text:p>
          </table:table-cell>
          <table:table-cell table:formula="of:=[.J34]+[.K34]" office:value-type="float" office:value="33809271" calcext:value-type="float">
            <text:p>33809271</text:p>
          </table:table-cell>
          <table:table-cell office:value-type="string" calcext:value-type="string">
            <text:p>florins</text:p>
          </table:table-cell>
          <table:table-cell table:style-name="ce26" table:formula="of:=ROUND([.B34]/[.L34]*100;2)" office:value-type="float" office:value="3.79" calcext:value-type="float">
            <text:p>3,79</text:p>
          </table:table-cell>
          <table:table-cell table:style-name="ce29" office:value-type="float" office:value="0.60298" calcext:value-type="float">
            <text:p>0,60298</text:p>
          </table:table-cell>
          <table:table-cell table:style-name="ce33" office:value-type="float" office:value="9.6543" calcext:value-type="float">
            <text:p>9,65</text:p>
          </table:table-cell>
          <table:table-cell table:number-columns-repeated="1008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float" office:value="1208406" calcext:value-type="float">
            <text:p>1208406</text:p>
          </table:table-cell>
          <table:table-cell office:value-type="float" office:value="6437204" calcext:value-type="float">
            <text:p>6437204</text:p>
          </table:table-cell>
          <table:table-cell office:value-type="float" office:value="2450095" calcext:value-type="float">
            <text:p>2450095</text:p>
          </table:table-cell>
          <table:table-cell table:number-columns-repeated="2"/>
          <table:table-cell table:formula="of:=[.C35]+[.F35]" office:value-type="float" office:value="6437204" calcext:value-type="float">
            <text:p>6437204</text:p>
          </table:table-cell>
          <table:table-cell office:value-type="float" office:value="2747518" calcext:value-type="float">
            <text:p>2747518</text:p>
          </table:table-cell>
          <table:table-cell office:value-type="float" office:value="453549" calcext:value-type="float">
            <text:p>453549</text:p>
          </table:table-cell>
          <table:table-cell office:value-type="float" office:value="13551864" calcext:value-type="float">
            <text:p>13551864</text:p>
          </table:table-cell>
          <table:table-cell office:value-type="float" office:value="22029558" calcext:value-type="float">
            <text:p>22029558</text:p>
          </table:table-cell>
          <table:table-cell table:formula="of:=[.J35]+[.K35]" office:value-type="float" office:value="35581422" calcext:value-type="float">
            <text:p>35581422</text:p>
          </table:table-cell>
          <table:table-cell office:value-type="string" calcext:value-type="string">
            <text:p>florins</text:p>
          </table:table-cell>
          <table:table-cell table:style-name="ce26" table:formula="of:=ROUND([.B35]/[.L35]*100;2)" office:value-type="float" office:value="3.4" calcext:value-type="float">
            <text:p>3,4</text:p>
          </table:table-cell>
          <table:table-cell table:style-name="ce29" office:value-type="float" office:value="0.59291" calcext:value-type="float">
            <text:p>0,59291</text:p>
          </table:table-cell>
          <table:table-cell table:style-name="ce33" office:value-type="float" office:value="9.51065" calcext:value-type="float">
            <text:p>9,51</text:p>
          </table:table-cell>
          <table:table-cell table:number-columns-repeated="1008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1204467" calcext:value-type="float">
            <text:p>1204467</text:p>
          </table:table-cell>
          <table:table-cell table:style-name="ce10" office:value-type="float" office:value="6569127" calcext:value-type="float">
            <text:p>6569127</text:p>
          </table:table-cell>
          <table:table-cell office:value-type="float" office:value="2326506" calcext:value-type="float">
            <text:p>2326506</text:p>
          </table:table-cell>
          <table:table-cell table:number-columns-repeated="2"/>
          <table:table-cell table:formula="of:=[.C36]+[.F36]" office:value-type="float" office:value="6569127" calcext:value-type="float">
            <text:p>6569127</text:p>
          </table:table-cell>
          <table:table-cell office:value-type="float" office:value="2985190" calcext:value-type="float">
            <text:p>2985190</text:p>
          </table:table-cell>
          <table:table-cell office:value-type="float" office:value="517215" calcext:value-type="float">
            <text:p>517215</text:p>
          </table:table-cell>
          <table:table-cell office:value-type="float" office:value="13491453" calcext:value-type="float">
            <text:p>13491453</text:p>
          </table:table-cell>
          <table:table-cell office:value-type="float" office:value="23409537" calcext:value-type="float">
            <text:p>23409537</text:p>
          </table:table-cell>
          <table:table-cell table:formula="of:=[.J36]+[.K36]" office:value-type="float" office:value="36900990" calcext:value-type="float">
            <text:p>36900990</text:p>
          </table:table-cell>
          <table:table-cell office:value-type="string" calcext:value-type="string">
            <text:p>florins</text:p>
          </table:table-cell>
          <table:table-cell table:style-name="ce26" table:formula="of:=ROUND([.B36]/[.L36]*100;2)" office:value-type="float" office:value="3.26" calcext:value-type="float">
            <text:p>3,26</text:p>
          </table:table-cell>
          <table:table-cell table:style-name="ce29" office:value-type="float" office:value="0.58041" calcext:value-type="float">
            <text:p>0,58041</text:p>
          </table:table-cell>
          <table:table-cell table:style-name="ce33" office:value-type="float" office:value="9.6747" calcext:value-type="float">
            <text:p>9,67</text:p>
          </table:table-cell>
          <table:table-cell table:number-columns-repeated="1008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float" office:value="1133103" calcext:value-type="float">
            <text:p>1133103</text:p>
          </table:table-cell>
          <table:table-cell office:value-type="float" office:value="6566710" calcext:value-type="float">
            <text:p>6566710</text:p>
          </table:table-cell>
          <table:table-cell office:value-type="float" office:value="2213329" calcext:value-type="float">
            <text:p>2213329</text:p>
          </table:table-cell>
          <table:table-cell table:number-columns-repeated="2"/>
          <table:table-cell table:formula="of:=[.C37]+[.F37]" office:value-type="float" office:value="6566710" calcext:value-type="float">
            <text:p>6566710</text:p>
          </table:table-cell>
          <table:table-cell office:value-type="float" office:value="3325730" calcext:value-type="float">
            <text:p>3325730</text:p>
          </table:table-cell>
          <table:table-cell office:value-type="float" office:value="455059" calcext:value-type="float">
            <text:p>455059</text:p>
          </table:table-cell>
          <table:table-cell office:value-type="float" office:value="13500306" calcext:value-type="float">
            <text:p>13500306</text:p>
          </table:table-cell>
          <table:table-cell office:value-type="float" office:value="25000398" calcext:value-type="float">
            <text:p>25000398</text:p>
          </table:table-cell>
          <table:table-cell table:formula="of:=[.J37]+[.K37]" office:value-type="float" office:value="38500704" calcext:value-type="float">
            <text:p>38500704</text:p>
          </table:table-cell>
          <table:table-cell office:value-type="string" calcext:value-type="string">
            <text:p>florins</text:p>
          </table:table-cell>
          <table:table-cell table:style-name="ce26" table:formula="of:=ROUND([.B37]/[.L37]*100;2)" office:value-type="float" office:value="2.94" calcext:value-type="float">
            <text:p>2,94</text:p>
          </table:table-cell>
          <table:table-cell table:style-name="ce29" office:value-type="float" office:value="0.57441" calcext:value-type="float">
            <text:p>0,57441</text:p>
          </table:table-cell>
          <table:table-cell table:style-name="ce33" office:value-type="float" office:value="10.2714" calcext:value-type="float">
            <text:p>10,27</text:p>
          </table:table-cell>
          <table:table-cell table:number-columns-repeated="1008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float" office:value="1278943" calcext:value-type="float">
            <text:p>1278943</text:p>
          </table:table-cell>
          <table:table-cell office:value-type="float" office:value="6702193" calcext:value-type="float">
            <text:p>6702193</text:p>
          </table:table-cell>
          <table:table-cell office:value-type="float" office:value="2324759" calcext:value-type="float">
            <text:p>2324759</text:p>
          </table:table-cell>
          <table:table-cell table:number-columns-repeated="2"/>
          <table:table-cell table:formula="of:=[.C38]+[.F38]" office:value-type="float" office:value="6702193" calcext:value-type="float">
            <text:p>6702193</text:p>
          </table:table-cell>
          <table:table-cell office:value-type="float" office:value="3646195" calcext:value-type="float">
            <text:p>3646195</text:p>
          </table:table-cell>
          <table:table-cell office:value-type="float" office:value="554602" calcext:value-type="float">
            <text:p>554602</text:p>
          </table:table-cell>
          <table:table-cell office:value-type="float" office:value="13650955" calcext:value-type="float">
            <text:p>13650955</text:p>
          </table:table-cell>
          <table:table-cell office:value-type="float" office:value="26826352" calcext:value-type="float">
            <text:p>26826352</text:p>
          </table:table-cell>
          <table:table-cell table:formula="of:=[.J38]+[.K38]" office:value-type="float" office:value="40477307" calcext:value-type="float">
            <text:p>40477307</text:p>
          </table:table-cell>
          <table:table-cell office:value-type="string" calcext:value-type="string">
            <text:p>florins</text:p>
          </table:table-cell>
          <table:table-cell table:style-name="ce26" table:formula="of:=ROUND([.B38]/[.L38]*100;2)" office:value-type="float" office:value="3.16" calcext:value-type="float">
            <text:p>3,16</text:p>
          </table:table-cell>
          <table:table-cell table:style-name="ce29" office:value-type="float" office:value="0.57269" calcext:value-type="float">
            <text:p>0,57269</text:p>
          </table:table-cell>
          <table:table-cell table:style-name="ce33" office:value-type="float" office:value="10.407033" calcext:value-type="float">
            <text:p>10,41</text:p>
          </table:table-cell>
          <table:table-cell table:number-columns-repeated="1008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float" office:value="1387272" calcext:value-type="float">
            <text:p>1387272</text:p>
          </table:table-cell>
          <table:table-cell office:value-type="float" office:value="6769404" calcext:value-type="float">
            <text:p>6769404</text:p>
          </table:table-cell>
          <table:table-cell office:value-type="float" office:value="2105421" calcext:value-type="float">
            <text:p>2105421</text:p>
          </table:table-cell>
          <table:table-cell table:number-columns-repeated="2"/>
          <table:table-cell table:formula="of:=[.C39]+[.F39]" office:value-type="float" office:value="6769404" calcext:value-type="float">
            <text:p>6769404</text:p>
          </table:table-cell>
          <table:table-cell office:value-type="float" office:value="3880125" calcext:value-type="float">
            <text:p>3880125</text:p>
          </table:table-cell>
          <table:table-cell office:value-type="float" office:value="454252" calcext:value-type="float">
            <text:p>454252</text:p>
          </table:table-cell>
          <table:table-cell office:value-type="float" office:value="14009506" calcext:value-type="float">
            <text:p>14009506</text:p>
          </table:table-cell>
          <table:table-cell office:value-type="float" office:value="29360306" calcext:value-type="float">
            <text:p>29360306</text:p>
          </table:table-cell>
          <table:table-cell table:formula="of:=[.J39]+[.K39]" office:value-type="float" office:value="43369812" calcext:value-type="float">
            <text:p>43369812</text:p>
          </table:table-cell>
          <table:table-cell office:value-type="string" calcext:value-type="string">
            <text:p>florins</text:p>
          </table:table-cell>
          <table:table-cell table:style-name="ce26" table:formula="of:=ROUND([.B39]/[.L39]*100;2)" office:value-type="float" office:value="3.2" calcext:value-type="float">
            <text:p>3,2</text:p>
          </table:table-cell>
          <table:table-cell table:style-name="ce29" office:value-type="float" office:value="0.58366" calcext:value-type="float">
            <text:p>0,58366</text:p>
          </table:table-cell>
          <table:table-cell table:style-name="ce33" office:value-type="float" office:value="11.1399926" calcext:value-type="float">
            <text:p>11,14</text:p>
          </table:table-cell>
          <table:table-cell table:number-columns-repeated="1008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float" office:value="1601892" calcext:value-type="float">
            <text:p>1601892</text:p>
          </table:table-cell>
          <table:table-cell office:value-type="float" office:value="6804602" calcext:value-type="float">
            <text:p>6804602</text:p>
          </table:table-cell>
          <table:table-cell office:value-type="float" office:value="2318746" calcext:value-type="float">
            <text:p>2318746</text:p>
          </table:table-cell>
          <table:table-cell table:number-columns-repeated="2"/>
          <table:table-cell table:formula="of:=[.C40]+[.F40]" office:value-type="float" office:value="6804602" calcext:value-type="float">
            <text:p>6804602</text:p>
          </table:table-cell>
          <table:table-cell office:value-type="float" office:value="4094970" calcext:value-type="float">
            <text:p>4094970</text:p>
          </table:table-cell>
          <table:table-cell office:value-type="float" office:value="596866" calcext:value-type="float">
            <text:p>596866</text:p>
          </table:table-cell>
          <table:table-cell office:value-type="float" office:value="14386341" calcext:value-type="float">
            <text:p>14386341</text:p>
          </table:table-cell>
          <table:table-cell office:value-type="float" office:value="31199926" calcext:value-type="float">
            <text:p>31199926</text:p>
          </table:table-cell>
          <table:table-cell table:formula="of:=[.J40]+[.K40]" office:value-type="float" office:value="45586267" calcext:value-type="float">
            <text:p>45586267</text:p>
          </table:table-cell>
          <table:table-cell office:value-type="string" calcext:value-type="string">
            <text:p>florins</text:p>
          </table:table-cell>
          <table:table-cell table:style-name="ce26" table:formula="of:=ROUND([.B40]/[.L40]*100;2)" office:value-type="float" office:value="3.51" calcext:value-type="float">
            <text:p>3,51</text:p>
          </table:table-cell>
          <table:table-cell table:style-name="ce29" office:value-type="float" office:value="0.60478" calcext:value-type="float">
            <text:p>0,60478</text:p>
          </table:table-cell>
          <table:table-cell table:style-name="ce33" office:value-type="float" office:value="11.9720069" calcext:value-type="float">
            <text:p>11,97</text:p>
          </table:table-cell>
          <table:table-cell table:number-columns-repeated="1008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float" office:value="1696453" calcext:value-type="float">
            <text:p>1696453</text:p>
          </table:table-cell>
          <table:table-cell office:value-type="float" office:value="7036845" calcext:value-type="float">
            <text:p>7036845</text:p>
          </table:table-cell>
          <table:table-cell office:value-type="float" office:value="207421" calcext:value-type="float">
            <text:p>207421</text:p>
          </table:table-cell>
          <table:table-cell table:number-columns-repeated="2"/>
          <table:table-cell table:formula="of:=[.C41]+[.F41]" office:value-type="float" office:value="7036845" calcext:value-type="float">
            <text:p>7036845</text:p>
          </table:table-cell>
          <table:table-cell office:value-type="float" office:value="4379467" calcext:value-type="float">
            <text:p>4379467</text:p>
          </table:table-cell>
          <table:table-cell office:value-type="float" office:value="485696" calcext:value-type="float">
            <text:p>485696</text:p>
          </table:table-cell>
          <table:table-cell office:value-type="float" office:value="12354519" calcext:value-type="float">
            <text:p>12354519</text:p>
          </table:table-cell>
          <table:table-cell office:value-type="float" office:value="33515750" calcext:value-type="float">
            <text:p>33515750</text:p>
          </table:table-cell>
          <table:table-cell table:formula="of:=[.J41]+[.K41]" office:value-type="float" office:value="45870269" calcext:value-type="float">
            <text:p>45870269</text:p>
          </table:table-cell>
          <table:table-cell office:value-type="string" calcext:value-type="string">
            <text:p>florins</text:p>
          </table:table-cell>
          <table:table-cell table:style-name="ce26" table:formula="of:=ROUND([.B41]/[.L41]*100;2)" office:value-type="float" office:value="3.7" calcext:value-type="float">
            <text:p>3,7</text:p>
          </table:table-cell>
          <table:table-cell table:style-name="ce29" office:value-type="float" office:value="0.62104" calcext:value-type="float">
            <text:p>0,62104</text:p>
          </table:table-cell>
          <table:table-cell table:style-name="ce33" office:value-type="float" office:value="11.5081875" calcext:value-type="float">
            <text:p>11,51</text:p>
          </table:table-cell>
          <table:table-cell table:number-columns-repeated="1008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1867235" calcext:value-type="float">
            <text:p>1867235</text:p>
          </table:table-cell>
          <table:table-cell office:value-type="float" office:value="6874305" calcext:value-type="float">
            <text:p>6874305</text:p>
          </table:table-cell>
          <table:table-cell office:value-type="float" office:value="195646" calcext:value-type="float">
            <text:p>195646</text:p>
          </table:table-cell>
          <table:table-cell table:number-columns-repeated="2"/>
          <table:table-cell table:formula="of:=[.C42]+[.F42]" office:value-type="float" office:value="6874305" calcext:value-type="float">
            <text:p>6874305</text:p>
          </table:table-cell>
          <table:table-cell office:value-type="float" office:value="4718113" calcext:value-type="float">
            <text:p>4718113</text:p>
          </table:table-cell>
          <table:table-cell office:value-type="float" office:value="489661" calcext:value-type="float">
            <text:p>489661</text:p>
          </table:table-cell>
          <table:table-cell office:value-type="float" office:value="12560736" calcext:value-type="float">
            <text:p>12560736</text:p>
          </table:table-cell>
          <table:table-cell office:value-type="float" office:value="36765924" calcext:value-type="float">
            <text:p>36765924</text:p>
          </table:table-cell>
          <table:table-cell table:formula="of:=[.J42]+[.K42]" office:value-type="float" office:value="49326660" calcext:value-type="float">
            <text:p>49326660</text:p>
          </table:table-cell>
          <table:table-cell office:value-type="string" calcext:value-type="string">
            <text:p>florins</text:p>
          </table:table-cell>
          <table:table-cell table:style-name="ce26" table:formula="of:=ROUND([.B42]/[.L42]*100;2)" office:value-type="float" office:value="3.79" calcext:value-type="float">
            <text:p>3,79</text:p>
          </table:table-cell>
          <table:table-cell table:style-name="ce29" office:value-type="float" office:value="0.61914" calcext:value-type="float">
            <text:p>0,61914</text:p>
          </table:table-cell>
          <table:table-cell table:style-name="ce33" office:value-type="float" office:value="12.4943005413534" calcext:value-type="float">
            <text:p>12,49</text:p>
          </table:table-cell>
          <table:table-cell table:number-columns-repeated="1008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float" office:value="1706689" calcext:value-type="float">
            <text:p>1706689</text:p>
          </table:table-cell>
          <table:table-cell office:value-type="float" office:value="6997717" calcext:value-type="float">
            <text:p>6997717</text:p>
          </table:table-cell>
          <table:table-cell office:value-type="float" office:value="131255" calcext:value-type="float">
            <text:p>131255</text:p>
          </table:table-cell>
          <table:table-cell table:number-columns-repeated="2"/>
          <table:table-cell table:formula="of:=[.C43]+[.F43]" office:value-type="float" office:value="6997717" calcext:value-type="float">
            <text:p>6997717</text:p>
          </table:table-cell>
          <table:table-cell office:value-type="float" office:value="5132113" calcext:value-type="float">
            <text:p>5132113</text:p>
          </table:table-cell>
          <table:table-cell office:value-type="float" office:value="514225" calcext:value-type="float">
            <text:p>514225</text:p>
          </table:table-cell>
          <table:table-cell office:value-type="float" office:value="12485571" calcext:value-type="float">
            <text:p>12485571</text:p>
          </table:table-cell>
          <table:table-cell office:value-type="float" office:value="39214550" calcext:value-type="float">
            <text:p>39214550</text:p>
          </table:table-cell>
          <table:table-cell table:formula="of:=[.J43]+[.K43]" office:value-type="float" office:value="51700121" calcext:value-type="float">
            <text:p>51700121</text:p>
          </table:table-cell>
          <table:table-cell office:value-type="string" calcext:value-type="string">
            <text:p>florins</text:p>
          </table:table-cell>
          <table:table-cell table:style-name="ce26" table:formula="of:=ROUND([.B43]/[.L43]*100;2)" office:value-type="float" office:value="3.3" calcext:value-type="float">
            <text:p>3,3</text:p>
          </table:table-cell>
          <table:table-cell table:style-name="ce29" office:value-type="float" office:value="0.614" calcext:value-type="float">
            <text:p>0,61400</text:p>
          </table:table-cell>
          <table:table-cell table:style-name="ce33" office:value-type="float" office:value="13.9097153684211" calcext:value-type="float">
            <text:p>13,91</text:p>
          </table:table-cell>
          <table:table-cell table:number-columns-repeated="1008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float" office:value="2200305" calcext:value-type="float">
            <text:p>2200305</text:p>
          </table:table-cell>
          <table:table-cell office:value-type="float" office:value="7857612" calcext:value-type="float">
            <text:p>7857612</text:p>
          </table:table-cell>
          <table:table-cell office:value-type="float" office:value="47556" calcext:value-type="float">
            <text:p>47556</text:p>
          </table:table-cell>
          <table:table-cell office:value-type="float" office:value="329347" calcext:value-type="float">
            <text:p>329347</text:p>
          </table:table-cell>
          <table:table-cell/>
          <table:table-cell table:formula="of:=[.C44]+[.F44]" office:value-type="float" office:value="7857612" calcext:value-type="float">
            <text:p>7857612</text:p>
          </table:table-cell>
          <table:table-cell office:value-type="float" office:value="5916484" calcext:value-type="float">
            <text:p>5916484</text:p>
          </table:table-cell>
          <table:table-cell office:value-type="float" office:value="603669" calcext:value-type="float">
            <text:p>603669</text:p>
          </table:table-cell>
          <table:table-cell office:value-type="float" office:value="14851164" calcext:value-type="float">
            <text:p>14851164</text:p>
          </table:table-cell>
          <table:table-cell office:value-type="float" office:value="45458444" calcext:value-type="float">
            <text:p>45458444</text:p>
          </table:table-cell>
          <table:table-cell table:formula="of:=[.J44]+[.K44]" office:value-type="float" office:value="60309608" calcext:value-type="float">
            <text:p>60309608</text:p>
          </table:table-cell>
          <table:table-cell office:value-type="string" calcext:value-type="string">
            <text:p>florins</text:p>
          </table:table-cell>
          <table:table-cell table:style-name="ce26" table:formula="of:=ROUND([.B44]/[.L44]*100;2)" office:value-type="float" office:value="3.65" calcext:value-type="float">
            <text:p>3,65</text:p>
          </table:table-cell>
          <table:table-cell table:style-name="ce29" office:value-type="float" office:value="0.597" calcext:value-type="float">
            <text:p>0,59700</text:p>
          </table:table-cell>
          <table:table-cell table:style-name="ce33" office:value-type="float" office:value="14.8775028504296" calcext:value-type="float">
            <text:p>14,88</text:p>
          </table:table-cell>
          <table:table-cell table:number-columns-repeated="1008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float" office:value="1536129" calcext:value-type="float">
            <text:p>1536129</text:p>
          </table:table-cell>
          <table:table-cell office:value-type="float" office:value="7968649" calcext:value-type="float">
            <text:p>7968649</text:p>
          </table:table-cell>
          <table:table-cell office:value-type="float" office:value="7031" calcext:value-type="float">
            <text:p>7031</text:p>
          </table:table-cell>
          <table:table-cell office:value-type="float" office:value="320524" calcext:value-type="float">
            <text:p>320524</text:p>
          </table:table-cell>
          <table:table-cell/>
          <table:table-cell table:formula="of:=[.C45]+[.F45]" office:value-type="float" office:value="7968649" calcext:value-type="float">
            <text:p>7968649</text:p>
          </table:table-cell>
          <table:table-cell office:value-type="float" office:value="6325137" calcext:value-type="float">
            <text:p>6325137</text:p>
          </table:table-cell>
          <table:table-cell office:value-type="float" office:value="534442" calcext:value-type="float">
            <text:p>534442</text:p>
          </table:table-cell>
          <table:table-cell office:value-type="float" office:value="14325045" calcext:value-type="float">
            <text:p>14325045</text:p>
          </table:table-cell>
          <table:table-cell office:value-type="float" office:value="49291801" calcext:value-type="float">
            <text:p>49291801</text:p>
          </table:table-cell>
          <table:table-cell table:formula="of:=[.J45]+[.K45]" office:value-type="float" office:value="63616846" calcext:value-type="float">
            <text:p>63616846</text:p>
          </table:table-cell>
          <table:table-cell office:value-type="string" calcext:value-type="string">
            <text:p>florins</text:p>
          </table:table-cell>
          <table:table-cell table:style-name="ce26" table:formula="of:=ROUND([.B45]/[.L45]*100;2)" office:value-type="float" office:value="2.41" calcext:value-type="float">
            <text:p>2,41</text:p>
          </table:table-cell>
          <table:table-cell table:style-name="ce29" office:value-type="float" office:value="0.587" calcext:value-type="float">
            <text:p>0,58700</text:p>
          </table:table-cell>
          <table:table-cell table:style-name="ce33" office:value-type="float" office:value="18.2788693011211" calcext:value-type="float">
            <text:p>18,28</text:p>
          </table:table-cell>
          <table:table-cell table:number-columns-repeated="1008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float" office:value="1732081" calcext:value-type="float">
            <text:p>1732081</text:p>
          </table:table-cell>
          <table:table-cell office:value-type="float" office:value="8331612" calcext:value-type="float">
            <text:p>8331612</text:p>
          </table:table-cell>
          <table:table-cell office:value-type="float" office:value="52" calcext:value-type="float">
            <text:p>52</text:p>
          </table:table-cell>
          <table:table-cell office:value-type="float" office:value="313055" calcext:value-type="float">
            <text:p>313055</text:p>
          </table:table-cell>
          <table:table-cell/>
          <table:table-cell table:formula="of:=[.C46]+[.F46]" office:value-type="float" office:value="8331612" calcext:value-type="float">
            <text:p>8331612</text:p>
          </table:table-cell>
          <table:table-cell office:value-type="float" office:value="6608648" calcext:value-type="float">
            <text:p>6608648</text:p>
          </table:table-cell>
          <table:table-cell office:value-type="float" office:value="674821" calcext:value-type="float">
            <text:p>674821</text:p>
          </table:table-cell>
          <table:table-cell office:value-type="float" office:value="12690243" calcext:value-type="float">
            <text:p>12690243</text:p>
          </table:table-cell>
          <table:table-cell office:value-type="float" office:value="54692165" calcext:value-type="float">
            <text:p>54692165</text:p>
          </table:table-cell>
          <table:table-cell table:formula="of:=[.J46]+[.K46]" office:value-type="float" office:value="67382408" calcext:value-type="float">
            <text:p>67382408</text:p>
          </table:table-cell>
          <table:table-cell office:value-type="string" calcext:value-type="string">
            <text:p>florins</text:p>
          </table:table-cell>
          <table:table-cell table:style-name="ce26" table:formula="of:=ROUND([.B46]/[.L46]*100;2)" office:value-type="float" office:value="2.57" calcext:value-type="float">
            <text:p>2,57</text:p>
          </table:table-cell>
          <table:table-cell table:style-name="ce29" office:value-type="float" office:value="0.603" calcext:value-type="float">
            <text:p>0,60300</text:p>
          </table:table-cell>
          <table:table-cell table:style-name="ce33" office:value-type="float" office:value="18.490629540145" calcext:value-type="float">
            <text:p>18,49</text:p>
          </table:table-cell>
          <table:table-cell table:number-columns-repeated="1008"/>
        </table:table-row>
        <table:table-row table:style-name="ro2">
          <table:table-cell table:style-name="ce3" office:value-type="float" office:value="1896" calcext:value-type="float">
            <text:p>1896</text:p>
          </table:table-cell>
          <table:table-cell table:style-name="ce7" office:value-type="float" office:value="2818393" calcext:value-type="float">
            <text:p>2818393</text:p>
          </table:table-cell>
          <table:table-cell table:style-name="ce11" office:value-type="float" office:value="8307924" calcext:value-type="float">
            <text:p>8307924</text:p>
          </table:table-cell>
          <table:table-cell table:style-name="ce11"/>
          <table:table-cell table:style-name="ce13"/>
          <table:table-cell table:style-name="ce11"/>
          <table:table-cell table:style-name="ce16" table:formula="of:=[.C47]+[.F47]" office:value-type="float" office:value="8307924" calcext:value-type="float">
            <text:p>8307924</text:p>
          </table:table-cell>
          <table:table-cell table:style-name="ce11"/>
          <table:table-cell table:style-name="ce20"/>
          <table:table-cell table:style-name="ce7" office:value-type="float" office:value="13590340" calcext:value-type="float">
            <text:p>13590340</text:p>
          </table:table-cell>
          <table:table-cell table:style-name="ce7" office:value-type="float" office:value="60335325" calcext:value-type="float">
            <text:p>60335325</text:p>
          </table:table-cell>
          <table:table-cell table:style-name="ce23" table:formula="of:=[.J47]+[.K47]" office:value-type="float" office:value="73925665" calcext:value-type="float">
            <text:p>73925665</text:p>
          </table:table-cell>
          <table:table-cell table:style-name="ce23" office:value-type="string" calcext:value-type="string">
            <text:p>florins</text:p>
          </table:table-cell>
          <table:table-cell table:style-name="ce26" table:formula="of:=ROUND([.B47]/[.L47]*100;2)" office:value-type="float" office:value="3.81" calcext:value-type="float">
            <text:p>3,81</text:p>
          </table:table-cell>
          <table:table-cell table:style-name="ce30" office:value-type="float" office:value="0.61" calcext:value-type="float">
            <text:p>0,61000</text:p>
          </table:table-cell>
          <table:table-cell table:style-name="ce34" office:value-type="float" office:value="18.2965601209049" calcext:value-type="float">
            <text:p>18,30</text:p>
          </table:table-cell>
          <table:table-cell table:style-name="ce11" table:number-columns-repeated="1008"/>
        </table:table-row>
        <table:table-row table:style-name="ro2">
          <table:table-cell table:style-name="ce4" office:value-type="float" office:value="1897" calcext:value-type="float">
            <text:p>1897</text:p>
          </table:table-cell>
          <table:table-cell table:style-name="ce8" office:value-type="float" office:value="7729462" calcext:value-type="float">
            <text:p>7729462</text:p>
          </table:table-cell>
          <table:table-cell office:value-type="float" office:value="17168485" calcext:value-type="float">
            <text:p>17168485</text:p>
          </table:table-cell>
          <table:table-cell table:number-columns-repeated="3"/>
          <table:table-cell table:formula="of:=[.C48]+[.F48]" office:value-type="float" office:value="17168485" calcext:value-type="float">
            <text:p>17168485</text:p>
          </table:table-cell>
          <table:table-cell office:value-type="float" office:value="15882870" calcext:value-type="float">
            <text:p>15882870</text:p>
          </table:table-cell>
          <table:table-cell office:value-type="float" office:value="944068" calcext:value-type="float">
            <text:p>944068</text:p>
          </table:table-cell>
          <table:table-cell table:style-name="ce8" office:value-type="float" office:value="28939903" calcext:value-type="float">
            <text:p>28939903</text:p>
          </table:table-cell>
          <table:table-cell table:style-name="ce8" office:value-type="float" office:value="131894638" calcext:value-type="float">
            <text:p>131894638</text:p>
          </table:table-cell>
          <table:table-cell table:formula="of:=[.J48]+[.K48]" office:value-type="float" office:value="160834541" calcext:value-type="float">
            <text:p>160834541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48]/[.L48]*100;2)" office:value-type="float" office:value="4.81" calcext:value-type="float">
            <text:p>4,81</text:p>
          </table:table-cell>
          <table:table-cell table:style-name="ce29" office:value-type="float" office:value="0.61" calcext:value-type="float">
            <text:p>0,61000</text:p>
          </table:table-cell>
          <table:table-cell table:style-name="ce33" office:value-type="float" office:value="20.6949471040919" calcext:value-type="float">
            <text:p>20,69</text:p>
          </table:table-cell>
          <table:table-cell table:number-columns-repeated="1008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float" office:value="8067354" calcext:value-type="float">
            <text:p>8067354</text:p>
          </table:table-cell>
          <table:table-cell office:value-type="float" office:value="17880294" calcext:value-type="float">
            <text:p>17880294</text:p>
          </table:table-cell>
          <table:table-cell table:number-columns-repeated="3"/>
          <table:table-cell table:formula="of:=[.C49]+[.F49]" office:value-type="float" office:value="17880294" calcext:value-type="float">
            <text:p>17880294</text:p>
          </table:table-cell>
          <table:table-cell office:value-type="float" office:value="17526992" calcext:value-type="float">
            <text:p>17526992</text:p>
          </table:table-cell>
          <table:table-cell office:value-type="float" office:value="1123419" calcext:value-type="float">
            <text:p>1123419</text:p>
          </table:table-cell>
          <table:table-cell office:value-type="float" office:value="30858906" calcext:value-type="float">
            <text:p>30858906</text:p>
          </table:table-cell>
          <table:table-cell office:value-type="float" office:value="142669487" calcext:value-type="float">
            <text:p>142669487</text:p>
          </table:table-cell>
          <table:table-cell table:formula="of:=[.J49]+[.K49]" office:value-type="float" office:value="173528393" calcext:value-type="float">
            <text:p>173528393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49]/[.L49]*100;2)" office:value-type="float" office:value="4.65" calcext:value-type="float">
            <text:p>4,65</text:p>
          </table:table-cell>
          <table:table-cell table:style-name="ce29" office:value-type="float" office:value="0.613" calcext:value-type="float">
            <text:p>0,61300</text:p>
          </table:table-cell>
          <table:table-cell table:style-name="ce33" office:value-type="float" office:value="21.7024871879728" calcext:value-type="float">
            <text:p>21,70</text:p>
          </table:table-cell>
          <table:table-cell table:number-columns-repeated="1008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7730895" calcext:value-type="float">
            <text:p>7730895</text:p>
          </table:table-cell>
          <table:table-cell office:value-type="float" office:value="18128170" calcext:value-type="float">
            <text:p>18128170</text:p>
          </table:table-cell>
          <table:table-cell table:number-columns-repeated="3"/>
          <table:table-cell table:formula="of:=[.C50]+[.F50]" office:value-type="float" office:value="18128170" calcext:value-type="float">
            <text:p>18128170</text:p>
          </table:table-cell>
          <table:table-cell office:value-type="float" office:value="18620109" calcext:value-type="float">
            <text:p>18620109</text:p>
          </table:table-cell>
          <table:table-cell office:value-type="float" office:value="1303524" calcext:value-type="float">
            <text:p>1303524</text:p>
          </table:table-cell>
          <table:table-cell office:value-type="float" office:value="32297052" calcext:value-type="float">
            <text:p>32297052</text:p>
          </table:table-cell>
          <table:table-cell office:value-type="float" office:value="153081602" calcext:value-type="float">
            <text:p>153081602</text:p>
          </table:table-cell>
          <table:table-cell table:formula="of:=[.J50]+[.K50]" office:value-type="float" office:value="185378654" calcext:value-type="float">
            <text:p>185378654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50]/[.L50]*100;2)" office:value-type="float" office:value="4.17" calcext:value-type="float">
            <text:p>4,17</text:p>
          </table:table-cell>
          <table:table-cell table:style-name="ce31" office:value-type="float" office:value="0.609" calcext:value-type="float">
            <text:p>0,60900</text:p>
          </table:table-cell>
          <table:table-cell table:style-name="ce33" office:value-type="float" office:value="21.6611016674361" calcext:value-type="float">
            <text:p>21,66</text:p>
          </table:table-cell>
          <table:table-cell table:number-columns-repeated="1008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6411667" calcext:value-type="float">
            <text:p>6411667</text:p>
          </table:table-cell>
          <table:table-cell office:value-type="float" office:value="18641775" calcext:value-type="float">
            <text:p>18641775</text:p>
          </table:table-cell>
          <table:table-cell table:number-columns-repeated="3"/>
          <table:table-cell table:formula="of:=[.C51]+[.F51]" office:value-type="float" office:value="18641775" calcext:value-type="float">
            <text:p>18641775</text:p>
          </table:table-cell>
          <table:table-cell office:value-type="float" office:value="20290181" calcext:value-type="float">
            <text:p>20290181</text:p>
          </table:table-cell>
          <table:table-cell office:value-type="float" office:value="1109734" calcext:value-type="float">
            <text:p>1109734</text:p>
          </table:table-cell>
          <table:table-cell office:value-type="float" office:value="31009120" calcext:value-type="float">
            <text:p>31009120</text:p>
          </table:table-cell>
          <table:table-cell office:value-type="float" office:value="164111590" calcext:value-type="float">
            <text:p>164111590</text:p>
          </table:table-cell>
          <table:table-cell table:formula="of:=[.J51]+[.K51]" office:value-type="float" office:value="195120710" calcext:value-type="float">
            <text:p>195120710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51]/[.L51]*100;2)" office:value-type="float" office:value="3.29" calcext:value-type="float">
            <text:p>3,29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21.4929201512901" calcext:value-type="float">
            <text:p>21,49</text:p>
          </table:table-cell>
          <table:table-cell table:number-columns-repeated="1008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4937050" calcext:value-type="float">
            <text:p>4937050</text:p>
          </table:table-cell>
          <table:table-cell office:value-type="float" office:value="19179387" calcext:value-type="float">
            <text:p>19179387</text:p>
          </table:table-cell>
          <table:table-cell table:number-columns-repeated="2"/>
          <table:table-cell office:value-type="float" office:value="317084" calcext:value-type="float">
            <text:p>317084</text:p>
          </table:table-cell>
          <table:table-cell table:formula="of:=[.C52]+[.F52]" office:value-type="float" office:value="19496471" calcext:value-type="float">
            <text:p>19496471</text:p>
          </table:table-cell>
          <table:table-cell office:value-type="float" office:value="22411348" calcext:value-type="float">
            <text:p>22411348</text:p>
          </table:table-cell>
          <table:table-cell office:value-type="float" office:value="1180639" calcext:value-type="float">
            <text:p>1180639</text:p>
          </table:table-cell>
          <table:table-cell office:value-type="float" office:value="31581624" calcext:value-type="float">
            <text:p>31581624</text:p>
          </table:table-cell>
          <table:table-cell office:value-type="float" office:value="179622785" calcext:value-type="float">
            <text:p>179622785</text:p>
          </table:table-cell>
          <table:table-cell table:formula="of:=[.J52]+[.K52]" office:value-type="float" office:value="211204409" calcext:value-type="float">
            <text:p>211204409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52]/[.L52]*100;2)" office:value-type="float" office:value="2.34" calcext:value-type="float">
            <text:p>2,34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22.9970160131522" calcext:value-type="float">
            <text:p>23,00</text:p>
          </table:table-cell>
          <table:table-cell table:number-columns-repeated="1008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4316155" calcext:value-type="float">
            <text:p>4316155</text:p>
          </table:table-cell>
          <table:table-cell office:value-type="float" office:value="20219214" calcext:value-type="float">
            <text:p>20219214</text:p>
          </table:table-cell>
          <table:table-cell table:number-columns-repeated="2"/>
          <table:table-cell office:value-type="string" calcext:value-type="string">
            <text:p>Since this year to 1910, fire premiums include theft and glass premiums. Since 1911, fire premiums include only glass premiums.</text:p>
          </table:table-cell>
          <table:table-cell table:style-name="ce9" office:value-type="float" office:value="20219214" calcext:value-type="float">
            <text:p>20219214</text:p>
          </table:table-cell>
          <table:table-cell office:value-type="float" office:value="24229626" calcext:value-type="float">
            <text:p>24229626</text:p>
          </table:table-cell>
          <table:table-cell office:value-type="float" office:value="1263551" calcext:value-type="float">
            <text:p>1263551</text:p>
          </table:table-cell>
          <table:table-cell office:value-type="float" office:value="30847562" calcext:value-type="float">
            <text:p>30847562</text:p>
          </table:table-cell>
          <table:table-cell office:value-type="float" office:value="198015613" calcext:value-type="float">
            <text:p>198015613</text:p>
          </table:table-cell>
          <table:table-cell table:formula="of:=[.J53]+[.K53]" office:value-type="float" office:value="228863175" calcext:value-type="float">
            <text:p>228863175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53]/[.L53]*100;2)" office:value-type="float" office:value="1.89" calcext:value-type="float">
            <text:p>1,89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27.2651050831867" calcext:value-type="float">
            <text:p>27,27</text:p>
          </table:table-cell>
          <table:table-cell table:number-columns-repeated="1008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float" office:value="3720916" calcext:value-type="float">
            <text:p>3720916</text:p>
          </table:table-cell>
          <table:table-cell office:value-type="float" office:value="21276945" calcext:value-type="float">
            <text:p>21276945</text:p>
          </table:table-cell>
          <table:table-cell table:number-columns-repeated="3"/>
          <table:table-cell table:formula="of:=[.C54]+[.F54]" office:value-type="float" office:value="21276945" calcext:value-type="float">
            <text:p>21276945</text:p>
          </table:table-cell>
          <table:table-cell office:value-type="float" office:value="26237351" calcext:value-type="float">
            <text:p>26237351</text:p>
          </table:table-cell>
          <table:table-cell office:value-type="float" office:value="1303102" calcext:value-type="float">
            <text:p>1303102</text:p>
          </table:table-cell>
          <table:table-cell office:value-type="float" office:value="33503956" calcext:value-type="float">
            <text:p>33503956</text:p>
          </table:table-cell>
          <table:table-cell office:value-type="float" office:value="215378010" calcext:value-type="float">
            <text:p>215378010</text:p>
          </table:table-cell>
          <table:table-cell table:formula="of:=[.J54]+[.K54]" office:value-type="float" office:value="248881966" calcext:value-type="float">
            <text:p>248881966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54]/[.L54]*100;2)" office:value-type="float" office:value="1.5" calcext:value-type="float">
            <text:p>1,5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28.3301668161666" calcext:value-type="float">
            <text:p>28,33</text:p>
          </table:table-cell>
          <table:table-cell table:number-columns-repeated="1008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float" office:value="3646057" calcext:value-type="float">
            <text:p>3646057</text:p>
          </table:table-cell>
          <table:table-cell office:value-type="float" office:value="22391739" calcext:value-type="float">
            <text:p>22391739</text:p>
          </table:table-cell>
          <table:table-cell table:number-columns-repeated="3"/>
          <table:table-cell table:formula="of:=[.C55]+[.F55]" office:value-type="float" office:value="22391739" calcext:value-type="float">
            <text:p>22391739</text:p>
          </table:table-cell>
          <table:table-cell office:value-type="float" office:value="23579834" calcext:value-type="float">
            <text:p>23579834</text:p>
          </table:table-cell>
          <table:table-cell office:value-type="float" office:value="1878930" calcext:value-type="float">
            <text:p>1878930</text:p>
          </table:table-cell>
          <table:table-cell office:value-type="float" office:value="37770036" calcext:value-type="float">
            <text:p>37770036</text:p>
          </table:table-cell>
          <table:table-cell office:value-type="float" office:value="234200227" calcext:value-type="float">
            <text:p>234200227</text:p>
          </table:table-cell>
          <table:table-cell table:formula="of:=[.J55]+[.K55]" office:value-type="float" office:value="271970263" calcext:value-type="float">
            <text:p>271970263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55]/[.L55]*100;2)" office:value-type="float" office:value="1.34" calcext:value-type="float">
            <text:p>1,34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29.8953538862353" calcext:value-type="float">
            <text:p>29,90</text:p>
          </table:table-cell>
          <table:table-cell table:number-columns-repeated="1008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float" office:value="3833502" calcext:value-type="float">
            <text:p>3833502</text:p>
          </table:table-cell>
          <table:table-cell office:value-type="float" office:value="23671911" calcext:value-type="float">
            <text:p>23671911</text:p>
          </table:table-cell>
          <table:table-cell table:number-columns-repeated="3"/>
          <table:table-cell table:formula="of:=[.C56]+[.F56]" office:value-type="float" office:value="23671911" calcext:value-type="float">
            <text:p>23671911</text:p>
          </table:table-cell>
          <table:table-cell office:value-type="float" office:value="31218178" calcext:value-type="float">
            <text:p>31218178</text:p>
          </table:table-cell>
          <table:table-cell office:value-type="float" office:value="1444019" calcext:value-type="float">
            <text:p>1444019</text:p>
          </table:table-cell>
          <table:table-cell office:value-type="float" office:value="41056943" calcext:value-type="float">
            <text:p>41056943</text:p>
          </table:table-cell>
          <table:table-cell office:value-type="float" office:value="255081190" calcext:value-type="float">
            <text:p>255081190</text:p>
          </table:table-cell>
          <table:table-cell table:formula="of:=[.J56]+[.K56]" office:value-type="float" office:value="296138133" calcext:value-type="float">
            <text:p>296138133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56]/[.L56]*100;2)" office:value-type="float" office:value="1.29" calcext:value-type="float">
            <text:p>1,29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25.3982009307082" calcext:value-type="float">
            <text:p>25,40</text:p>
          </table:table-cell>
          <table:table-cell table:number-columns-repeated="1008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float" office:value="3916243" calcext:value-type="float">
            <text:p>3916243</text:p>
          </table:table-cell>
          <table:table-cell office:value-type="float" office:value="25505395" calcext:value-type="float">
            <text:p>25505395</text:p>
          </table:table-cell>
          <table:table-cell table:number-columns-repeated="3"/>
          <table:table-cell table:formula="of:=[.C57]+[.F57]" office:value-type="float" office:value="25505395" calcext:value-type="float">
            <text:p>25505395</text:p>
          </table:table-cell>
          <table:table-cell office:value-type="float" office:value="34404938" calcext:value-type="float">
            <text:p>34404938</text:p>
          </table:table-cell>
          <table:table-cell office:value-type="float" office:value="1556234" calcext:value-type="float">
            <text:p>1556234</text:p>
          </table:table-cell>
          <table:table-cell office:value-type="float" office:value="44615597" calcext:value-type="float">
            <text:p>44615597</text:p>
          </table:table-cell>
          <table:table-cell office:value-type="float" office:value="280871810" calcext:value-type="float">
            <text:p>280871810</text:p>
          </table:table-cell>
          <table:table-cell table:formula="of:=[.J57]+[.K57]" office:value-type="float" office:value="325487407" calcext:value-type="float">
            <text:p>325487407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57]/[.L57]*100;2)" office:value-type="float" office:value="1.2" calcext:value-type="float">
            <text:p>1,2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22.9685207509656" calcext:value-type="float">
            <text:p>22,97</text:p>
          </table:table-cell>
          <table:table-cell table:number-columns-repeated="1008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float" office:value="3921627" calcext:value-type="float">
            <text:p>3921627</text:p>
          </table:table-cell>
          <table:table-cell office:value-type="float" office:value="27302460" calcext:value-type="float">
            <text:p>27302460</text:p>
          </table:table-cell>
          <table:table-cell table:number-columns-repeated="3"/>
          <table:table-cell table:formula="of:=[.C58]+[.F58]" office:value-type="float" office:value="27302460" calcext:value-type="float">
            <text:p>27302460</text:p>
          </table:table-cell>
          <table:table-cell office:value-type="float" office:value="37858554" calcext:value-type="float">
            <text:p>37858554</text:p>
          </table:table-cell>
          <table:table-cell office:value-type="float" office:value="1386618" calcext:value-type="float">
            <text:p>1386618</text:p>
          </table:table-cell>
          <table:table-cell office:value-type="float" office:value="46911863" calcext:value-type="float">
            <text:p>46911863</text:p>
          </table:table-cell>
          <table:table-cell office:value-type="float" office:value="315714696" calcext:value-type="float">
            <text:p>315714696</text:p>
          </table:table-cell>
          <table:table-cell table:formula="of:=[.J58]+[.K58]" office:value-type="float" office:value="362626559" calcext:value-type="float">
            <text:p>362626559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58]/[.L58]*100;2)" office:value-type="float" office:value="1.08" calcext:value-type="float">
            <text:p>1,08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24.1528261906666" calcext:value-type="float">
            <text:p>24,15</text:p>
          </table:table-cell>
          <table:table-cell table:number-columns-repeated="1008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float" office:value="3577201" calcext:value-type="float">
            <text:p>3577201</text:p>
          </table:table-cell>
          <table:table-cell office:value-type="float" office:value="28866290" calcext:value-type="float">
            <text:p>28866290</text:p>
          </table:table-cell>
          <table:table-cell table:number-columns-repeated="3"/>
          <table:table-cell table:formula="of:=[.C59]+[.F59]" office:value-type="float" office:value="28866290" calcext:value-type="float">
            <text:p>28866290</text:p>
          </table:table-cell>
          <table:table-cell office:value-type="float" office:value="39771212" calcext:value-type="float">
            <text:p>39771212</text:p>
          </table:table-cell>
          <table:table-cell office:value-type="float" office:value="1556142" calcext:value-type="float">
            <text:p>1556142</text:p>
          </table:table-cell>
          <table:table-cell office:value-type="float" office:value="44048456" calcext:value-type="float">
            <text:p>44048456</text:p>
          </table:table-cell>
          <table:table-cell office:value-type="float" office:value="337502538" calcext:value-type="float">
            <text:p>337502538</text:p>
          </table:table-cell>
          <table:table-cell table:formula="of:=[.J59]+[.K59]" office:value-type="float" office:value="381550994" calcext:value-type="float">
            <text:p>381550994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59]/[.L59]*100;2)" office:value-type="float" office:value="0.94" calcext:value-type="float">
            <text:p>0,94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30.4323696779944" calcext:value-type="float">
            <text:p>30,43</text:p>
          </table:table-cell>
          <table:table-cell table:number-columns-repeated="1008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float" office:value="3851471" calcext:value-type="float">
            <text:p>3851471</text:p>
          </table:table-cell>
          <table:table-cell office:value-type="float" office:value="30032501" calcext:value-type="float">
            <text:p>30032501</text:p>
          </table:table-cell>
          <table:table-cell table:number-columns-repeated="3"/>
          <table:table-cell table:formula="of:=[.C60]+[.F60]" office:value-type="float" office:value="30032501" calcext:value-type="float">
            <text:p>30032501</text:p>
          </table:table-cell>
          <table:table-cell office:value-type="float" office:value="42593385" calcext:value-type="float">
            <text:p>42593385</text:p>
          </table:table-cell>
          <table:table-cell office:value-type="float" office:value="1655521" calcext:value-type="float">
            <text:p>1655521</text:p>
          </table:table-cell>
          <table:table-cell office:value-type="float" office:value="45726013" calcext:value-type="float">
            <text:p>45726013</text:p>
          </table:table-cell>
          <table:table-cell office:value-type="float" office:value="363773408" calcext:value-type="float">
            <text:p>363773408</text:p>
          </table:table-cell>
          <table:table-cell table:formula="of:=[.J60]+[.K60]" office:value-type="float" office:value="409499421" calcext:value-type="float">
            <text:p>409499421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60]/[.L60]*100;2)" office:value-type="float" office:value="0.94" calcext:value-type="float">
            <text:p>0,94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33.625066132276" calcext:value-type="float">
            <text:p>33,63</text:p>
          </table:table-cell>
          <table:table-cell table:number-columns-repeated="1008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4502716" calcext:value-type="float">
            <text:p>4502716</text:p>
          </table:table-cell>
          <table:table-cell office:value-type="float" office:value="29243814" calcext:value-type="float">
            <text:p>29243814</text:p>
          </table:table-cell>
          <table:table-cell table:number-columns-repeated="3"/>
          <table:table-cell table:formula="of:=[.C61]+[.F61]" office:value-type="float" office:value="29243814" calcext:value-type="float">
            <text:p>29243814</text:p>
          </table:table-cell>
          <table:table-cell office:value-type="float" office:value="45672003" calcext:value-type="float">
            <text:p>45672003</text:p>
          </table:table-cell>
          <table:table-cell office:value-type="float" office:value="1883355" calcext:value-type="float">
            <text:p>1883355</text:p>
          </table:table-cell>
          <table:table-cell office:value-type="float" office:value="52545216" calcext:value-type="float">
            <text:p>52545216</text:p>
          </table:table-cell>
          <table:table-cell office:value-type="float" office:value="390120024" calcext:value-type="float">
            <text:p>390120024</text:p>
          </table:table-cell>
          <table:table-cell table:formula="of:=[.J61]+[.K61]" office:value-type="float" office:value="442665240" calcext:value-type="float">
            <text:p>442665240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61]/[.L61]*100;2)" office:value-type="float" office:value="1.02" calcext:value-type="float">
            <text:p>1,02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33.8664570811527" calcext:value-type="float">
            <text:p>33,87</text:p>
          </table:table-cell>
          <table:table-cell table:number-columns-repeated="1008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5133335" calcext:value-type="float">
            <text:p>5133335</text:p>
          </table:table-cell>
          <table:table-cell office:value-type="float" office:value="31117251" calcext:value-type="float">
            <text:p>31117251</text:p>
          </table:table-cell>
          <table:table-cell table:number-columns-repeated="2"/>
          <table:table-cell office:value-type="float" office:value="1494546" calcext:value-type="float">
            <text:p>1494546</text:p>
          </table:table-cell>
          <table:table-cell table:formula="of:=[.C62]+[.F62]" office:value-type="float" office:value="32611797" calcext:value-type="float">
            <text:p>32611797</text:p>
          </table:table-cell>
          <table:table-cell office:value-type="float" office:value="49027023" calcext:value-type="float">
            <text:p>49027023</text:p>
          </table:table-cell>
          <table:table-cell office:value-type="float" office:value="2063649" calcext:value-type="float">
            <text:p>2063649</text:p>
          </table:table-cell>
          <table:table-cell office:value-type="float" office:value="56080778" calcext:value-type="float">
            <text:p>56080778</text:p>
          </table:table-cell>
          <table:table-cell office:value-type="float" office:value="418151700" calcext:value-type="float">
            <text:p>418151700</text:p>
          </table:table-cell>
          <table:table-cell table:formula="of:=[.J62]+[.K62]" office:value-type="float" office:value="474232478" calcext:value-type="float">
            <text:p>474232478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62]/[.L62]*100;2)" office:value-type="float" office:value="1.08" calcext:value-type="float">
            <text:p>1,08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35.6636585402907" calcext:value-type="float">
            <text:p>35,66</text:p>
          </table:table-cell>
          <table:table-cell table:number-columns-repeated="1008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6048766" calcext:value-type="float">
            <text:p>6048766</text:p>
          </table:table-cell>
          <table:table-cell office:value-type="float" office:value="32462892" calcext:value-type="float">
            <text:p>32462892</text:p>
          </table:table-cell>
          <table:table-cell table:number-columns-repeated="2"/>
          <table:table-cell office:value-type="float" office:value="1636126" calcext:value-type="float">
            <text:p>1636126</text:p>
          </table:table-cell>
          <table:table-cell table:formula="of:=[.C63]+[.F63]" office:value-type="float" office:value="34099018" calcext:value-type="float">
            <text:p>34099018</text:p>
          </table:table-cell>
          <table:table-cell office:value-type="float" office:value="52693881" calcext:value-type="float">
            <text:p>52693881</text:p>
          </table:table-cell>
          <table:table-cell office:value-type="float" office:value="2098198" calcext:value-type="float">
            <text:p>2098198</text:p>
          </table:table-cell>
          <table:table-cell office:value-type="float" office:value="59142292" calcext:value-type="float">
            <text:p>59142292</text:p>
          </table:table-cell>
          <table:table-cell office:value-type="float" office:value="444819876" calcext:value-type="float">
            <text:p>444819876</text:p>
          </table:table-cell>
          <table:table-cell table:formula="of:=[.J63]+[.K63]" office:value-type="float" office:value="503962168" calcext:value-type="float">
            <text:p>503962168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63]/[.L63]*100;2)" office:value-type="float" office:value="1.2" calcext:value-type="float">
            <text:p>1,2</text:p>
          </table:table-cell>
          <table:table-cell table:style-name="ce29" office:value-type="float" office:value="0.6096" calcext:value-type="float">
            <text:p>0,60960</text:p>
          </table:table-cell>
          <table:table-cell table:style-name="ce33" office:value-type="float" office:value="30.6413994524305" calcext:value-type="float">
            <text:p>30,64</text:p>
          </table:table-cell>
          <table:table-cell table:number-columns-repeated="1008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7340807" calcext:value-type="float">
            <text:p>7340807</text:p>
          </table:table-cell>
          <table:table-cell office:value-type="float" office:value="33058512" calcext:value-type="float">
            <text:p>33058512</text:p>
          </table:table-cell>
          <table:table-cell table:number-columns-repeated="2"/>
          <table:table-cell office:value-type="float" office:value="1774925" calcext:value-type="float">
            <text:p>1774925</text:p>
          </table:table-cell>
          <table:table-cell table:formula="of:=[.C64]+[.F64]" office:value-type="float" office:value="34833437" calcext:value-type="float">
            <text:p>34833437</text:p>
          </table:table-cell>
          <table:table-cell office:value-type="float" office:value="53886877" calcext:value-type="float">
            <text:p>53886877</text:p>
          </table:table-cell>
          <table:table-cell office:value-type="float" office:value="2066535" calcext:value-type="float">
            <text:p>2066535</text:p>
          </table:table-cell>
          <table:table-cell office:value-type="float" office:value="57500566" calcext:value-type="float">
            <text:p>57500566</text:p>
          </table:table-cell>
          <table:table-cell office:value-type="float" office:value="466297961" calcext:value-type="float">
            <text:p>466297961</text:p>
          </table:table-cell>
          <table:table-cell table:formula="of:=[.J64]+[.K64]" office:value-type="float" office:value="523798527" calcext:value-type="float">
            <text:p>523798527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64]/[.L64]*100;2)" office:value-type="float" office:value="1.4" calcext:value-type="float">
            <text:p>1,4</text:p>
          </table:table-cell>
          <table:table-cell table:style-name="ce29" office:value-type="float" office:value="0.6096" calcext:value-type="float">
            <text:p>0,60960</text:p>
          </table:table-cell>
          <table:table-cell table:number-columns-repeated="1009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float" office:value="7566223" calcext:value-type="float">
            <text:p>7566223</text:p>
          </table:table-cell>
          <table:table-cell office:value-type="float" office:value="32885788" calcext:value-type="float">
            <text:p>32885788</text:p>
          </table:table-cell>
          <table:table-cell table:number-columns-repeated="2"/>
          <table:table-cell office:value-type="float" office:value="1873080" calcext:value-type="float">
            <text:p>1873080</text:p>
          </table:table-cell>
          <table:table-cell table:formula="of:=[.C65]+[.F65]" office:value-type="float" office:value="34758868" calcext:value-type="float">
            <text:p>34758868</text:p>
          </table:table-cell>
          <table:table-cell office:value-type="float" office:value="55373045" calcext:value-type="float">
            <text:p>55373045</text:p>
          </table:table-cell>
          <table:table-cell office:value-type="float" office:value="1823248" calcext:value-type="float">
            <text:p>1823248</text:p>
          </table:table-cell>
          <table:table-cell office:value-type="float" office:value="59197022" calcext:value-type="float">
            <text:p>59197022</text:p>
          </table:table-cell>
          <table:table-cell office:value-type="float" office:value="489374557" calcext:value-type="float">
            <text:p>489374557</text:p>
          </table:table-cell>
          <table:table-cell table:formula="of:=[.J65]+[.K65]" office:value-type="float" office:value="548571579" calcext:value-type="float">
            <text:p>548571579</text:p>
          </table:table-cell>
          <table:table-cell table:style-name="ce24" office:value-type="string" calcext:value-type="string">
            <text:p>Kronen (1 florin = 2 kronen)</text:p>
          </table:table-cell>
          <table:table-cell table:style-name="ce26" table:formula="of:=ROUND([.B65]/[.L65]*100;2)" office:value-type="float" office:value="1.38" calcext:value-type="float">
            <text:p>1,38</text:p>
          </table:table-cell>
          <table:table-cell table:style-name="ce29" office:value-type="float" office:value="0.6096" calcext:value-type="float">
            <text:p>0,60960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5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0" number:min-integer-digits="1" number:grouping="true"/>
    </number:number-style>
    <number:number-style style:name="N10117" number:language="it" number:country="IT">
      <number:text>-€ 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2" number:min-integer-digits="1" number:grouping="true"/>
    </number:number-style>
    <number:number-style style:name="N10119" number:language="it" number:country="IT">
      <number:text>-€ 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0" number:min-integer-digits="1" number:grouping="true"/>
    </number:number-style>
    <number:number-style style:name="N10121" number:language="it" number:country="IT">
      <number:text>-</number:text>
      <number:number number:decimal-places="0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0" number:min-integer-digits="1" number:grouping="true"/>
    </number:number-style>
    <number:number-style style:name="N10122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2" number:min-integer-digits="1" number:grouping="true"/>
    </number:number-style>
    <number:number-style style:name="N10123" number:language="it" number:country="IT">
      <number:text>-</number:text>
      <number:number number:decimal-places="2" number:min-integer-digits="1" number:grouping="true"/>
      <style:map style:condition="value()&gt;=0" style:apply-style-name="N10123P0"/>
    </number:number-style>
    <number:number-style style:name="N10124P0" style:volatile="true" number:language="it" number:country="IT">
      <number:number number:decimal-places="2" number:min-integer-digits="1" number:grouping="true"/>
    </number:number-style>
    <number:number-style style:name="N10124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4P0"/>
    </number:number-style>
    <number:number-style style:name="N10125P0" style:volatile="true" number:language="it" number:country="IT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it" number:country="IT">
      <loext:text> € </loext:text>
      <loext:fill-character> </loext:fill-character>
      <number:number number:decimal-places="0" number:min-integer-digits="1" number:grouping="true"/>
      <number:text> </number:text>
    </number:number-style>
    <number:number-style style:name="N10126P1" style:volatile="true" number:language="it" number:country="IT">
      <loext:text>-€ </loext:text>
      <loext:fill-character> </loext:fill-character>
      <number:number number:decimal-places="0" number:min-integer-digits="1" number:grouping="true"/>
      <number:text> </number:text>
    </number:number-style>
    <number:number-style style:name="N10126P2" style:volatile="true" number:language="it" number:country="IT">
      <loext:text> € </loext:text>
      <loext:fill-character> </loext:fill-character>
      <number:text>- </number:text>
    </number:number-style>
    <number:text-style style:name="N10126" number:language="it" number:country="IT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it" number:country="IT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7P1" style:volatile="true" number:language="it" number:country="IT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27P2" style:volatile="true" number:language="it" number:country="IT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7" number:language="it" number:country="IT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it" number:country="IT">
      <loext:text> € </loext:text>
      <loext:fill-character> </loext:fill-character>
      <number:number number:decimal-places="2" number:min-integer-digits="1" number:grouping="true"/>
      <number:text> </number:text>
    </number:number-style>
    <number:number-style style:name="N10128P1" style:volatile="true" number:language="it" number:country="IT">
      <loext:text>-€ </loext:text>
      <loext:fill-character> </loext:fill-character>
      <number:number number:decimal-places="2" number:min-integer-digits="1" number:grouping="true"/>
      <number:text> </number:text>
    </number:number-style>
    <number:number-style style:name="N10128P2" style:volatile="true" number:language="it" number:country="IT">
      <loext:text> €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8" number:language="it" number:country="IT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2:41:07.28489166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GaetanoG </meta:initial-creator>
    <meta:creation-date>2016-09-30T16:55:18.954168558</meta:creation-date>
    <dc:date>2016-10-01T23:39:44.249682484</dc:date>
    <dc:creator>GGaetanoG </dc:creator>
    <meta:editing-duration>PT8H7M39S</meta:editing-duration>
    <meta:editing-cycles>44</meta:editing-cycles>
    <meta:generator>LibreOffice/4.4.3.2$Linux_X86_64 LibreOffice_project/40m0$Build-2</meta:generator>
    <meta:document-statistic meta:table-count="1" meta:cell-count="809" meta:object-count="0"/>
  </office:meta>
</office:document-meta>
</file>